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238cm" table:align="right" fo:background-color="transparent">
        <style:background-image/>
      </style:table-properties>
    </style:style>
    <style:style style:name="Tableau1.A" style:family="table-column">
      <style:table-column-properties style:column-width="5.398cm"/>
    </style:style>
    <style:style style:name="Tableau1.B" style:family="table-column">
      <style:table-column-properties style:column-width="5.424cm"/>
    </style:style>
    <style:style style:name="Tableau1.C" style:family="table-column">
      <style:table-column-properties style:column-width="5.417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ffffff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fo:background-color="#ffffff" fo:padding="0.049cm" fo:border="0.05pt solid #000000" style:writing-mode="page">
        <style:background-image/>
      </style:table-cell-properties>
    </style:style>
    <style:style style:name="Tableau1.A2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1.C2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1.24" style:family="table-row">
      <style:table-row-properties style:min-row-height="0.605cm" fo:background-color="transparent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da2f1" officeooo:paragraph-rsid="002da2f1" style:font-weight-asian="bold" style:font-weight-complex="bold"/>
    </style:style>
    <style:style style:name="P2" style:family="paragraph" style:parent-style-name="Standard">
      <style:text-properties officeooo:rsid="002da2f1" officeooo:paragraph-rsid="002da2f1"/>
    </style:style>
    <style:style style:name="P3" style:family="paragraph" style:parent-style-name="Standard">
      <style:text-properties officeooo:rsid="002da2f1" officeooo:paragraph-rsid="00352696"/>
    </style:style>
    <style:style style:name="P4" style:family="paragraph" style:parent-style-name="Standard">
      <style:text-properties officeooo:rsid="002f9307" officeooo:paragraph-rsid="002f9307"/>
    </style:style>
    <style:style style:name="P5" style:family="paragraph" style:parent-style-name="Standard">
      <style:text-properties officeooo:paragraph-rsid="0031c3d8"/>
    </style:style>
    <style:style style:name="P6" style:family="paragraph" style:parent-style-name="Table_20_Contents">
      <style:paragraph-properties fo:text-align="center" style:justify-single-word="false"/>
      <style:text-properties fo:font-size="12.5pt" style:text-underline-style="solid" style:text-underline-width="auto" style:text-underline-color="font-color" fo:font-weight="bold" officeooo:rsid="0010faf8" officeooo:paragraph-rsid="0010faf8" style:font-size-asian="12.5pt" style:font-weight-asian="bold" style:font-size-complex="12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.5pt" style:text-underline-style="solid" style:text-underline-width="auto" style:text-underline-color="font-color" fo:font-weight="bold" officeooo:rsid="002602b2" officeooo:paragraph-rsid="002602b2" style:font-size-asian="12.5pt" style:font-weight-asian="bold" style:font-size-complex="12.5pt" style:font-weight-complex="bold"/>
    </style:style>
    <style:style style:name="P8" style:family="paragraph" style:parent-style-name="Table_20_Contents">
      <style:text-properties fo:font-size="12.5pt" style:font-size-asian="12.5pt" style:font-size-complex="12.5pt"/>
    </style:style>
    <style:style style:name="P9" style:family="paragraph" style:parent-style-name="Table_20_Contents">
      <style:text-properties fo:font-size="12.5pt" officeooo:rsid="00136385" officeooo:paragraph-rsid="00136385" style:font-size-asian="12.5pt" style:font-size-complex="12.5pt"/>
    </style:style>
    <style:style style:name="P10" style:family="paragraph" style:parent-style-name="Table_20_Contents">
      <style:text-properties fo:font-size="12.5pt" officeooo:paragraph-rsid="0013e2e4" style:font-size-asian="12.5pt" style:font-size-complex="12.5pt"/>
    </style:style>
    <style:style style:name="P11" style:family="paragraph" style:parent-style-name="Table_20_Contents">
      <style:text-properties fo:font-size="12.5pt" officeooo:rsid="003c83bd" officeooo:paragraph-rsid="003c83bd" style:font-size-asian="12.5pt" style:font-size-complex="12.5pt"/>
    </style:style>
    <style:style style:name="P12" style:family="paragraph" style:parent-style-name="Table_20_Contents">
      <style:text-properties fo:font-size="12.5pt" officeooo:rsid="0015a901" officeooo:paragraph-rsid="0015a901" style:font-size-asian="12.5pt" style:font-size-complex="12.5pt"/>
    </style:style>
    <style:style style:name="P13" style:family="paragraph" style:parent-style-name="Table_20_Contents">
      <style:text-properties fo:font-size="12.5pt" officeooo:rsid="0015a901" officeooo:paragraph-rsid="009a8735" style:font-size-asian="12.5pt" style:font-size-complex="12.5pt"/>
    </style:style>
    <style:style style:name="P14" style:family="paragraph" style:parent-style-name="Table_20_Contents">
      <style:text-properties fo:font-size="12.5pt" officeooo:rsid="0015a901" officeooo:paragraph-rsid="00f2a3da" style:font-size-asian="12.5pt" style:font-size-complex="12.5pt"/>
    </style:style>
    <style:style style:name="P15" style:family="paragraph" style:parent-style-name="Table_20_Contents">
      <style:text-properties fo:font-size="12.5pt" officeooo:rsid="0013e2e4" officeooo:paragraph-rsid="003e6a63" style:font-size-asian="12.5pt" style:font-size-complex="12.5pt"/>
    </style:style>
    <style:style style:name="P16" style:family="paragraph" style:parent-style-name="Table_20_Contents">
      <style:text-properties fo:font-size="12.5pt" officeooo:rsid="001b01de" officeooo:paragraph-rsid="001b01de" style:font-size-asian="12.5pt" style:font-size-complex="12.5pt"/>
    </style:style>
    <style:style style:name="P17" style:family="paragraph" style:parent-style-name="Table_20_Contents">
      <style:text-properties fo:font-size="12.5pt" officeooo:rsid="001b01de" officeooo:paragraph-rsid="00f2c150" style:font-size-asian="12.5pt" style:font-size-complex="12.5pt"/>
    </style:style>
    <style:style style:name="P18" style:family="paragraph" style:parent-style-name="Table_20_Contents">
      <style:text-properties fo:font-size="12.5pt" officeooo:rsid="001eb1c3" officeooo:paragraph-rsid="001eb1c3" style:font-size-asian="12.5pt" style:font-size-complex="12.5pt"/>
    </style:style>
    <style:style style:name="P19" style:family="paragraph" style:parent-style-name="Table_20_Contents">
      <style:text-properties fo:font-size="12.5pt" officeooo:rsid="0021ce66" officeooo:paragraph-rsid="004d29f2" style:font-size-asian="12.5pt" style:font-size-complex="12.5pt"/>
    </style:style>
    <style:style style:name="P20" style:family="paragraph" style:parent-style-name="Table_20_Contents">
      <style:text-properties fo:font-size="12.5pt" officeooo:rsid="0021ce66" officeooo:paragraph-rsid="0056db3a" style:font-size-asian="12.5pt" style:font-size-complex="12.5pt"/>
    </style:style>
    <style:style style:name="P21" style:family="paragraph" style:parent-style-name="Table_20_Contents">
      <style:text-properties fo:font-size="12.5pt" officeooo:rsid="0017af5b" officeooo:paragraph-rsid="004d29f2" style:font-size-asian="12.5pt" style:font-size-complex="12.5pt"/>
    </style:style>
    <style:style style:name="P22" style:family="paragraph" style:parent-style-name="Table_20_Contents">
      <style:text-properties fo:font-size="12.5pt" officeooo:rsid="0018f84e" officeooo:paragraph-rsid="0018f84e" style:font-size-asian="12.5pt" style:font-size-complex="12.5pt"/>
    </style:style>
    <style:style style:name="P23" style:family="paragraph" style:parent-style-name="Table_20_Contents">
      <style:text-properties fo:font-size="12.5pt" officeooo:rsid="0018f84e" officeooo:paragraph-rsid="00a610c7" style:font-size-asian="12.5pt" style:font-size-complex="12.5pt"/>
    </style:style>
    <style:style style:name="P24" style:family="paragraph" style:parent-style-name="Table_20_Contents">
      <style:text-properties fo:font-size="12.5pt" officeooo:rsid="0019b578" officeooo:paragraph-rsid="0019b578" style:font-size-asian="12.5pt" style:font-size-complex="12.5pt"/>
    </style:style>
    <style:style style:name="P25" style:family="paragraph" style:parent-style-name="Table_20_Contents">
      <style:text-properties fo:font-size="12.5pt" officeooo:paragraph-rsid="001816de" style:font-size-asian="12.5pt" style:font-size-complex="12.5pt"/>
    </style:style>
    <style:style style:name="P26" style:family="paragraph" style:parent-style-name="Table_20_Contents">
      <style:text-properties fo:font-size="12.5pt" officeooo:rsid="002054b4" officeooo:paragraph-rsid="002054b4" style:font-size-asian="12.5pt" style:font-size-complex="12.5pt"/>
    </style:style>
    <style:style style:name="P27" style:family="paragraph" style:parent-style-name="Table_20_Contents">
      <style:text-properties fo:font-size="12.5pt" officeooo:rsid="005eaafb" officeooo:paragraph-rsid="005eaafb" style:font-size-asian="12.5pt" style:font-size-complex="12.5pt"/>
    </style:style>
    <style:style style:name="P28" style:family="paragraph" style:parent-style-name="Table_20_Contents">
      <style:text-properties fo:font-size="12.5pt" officeooo:rsid="005eaafb" officeooo:paragraph-rsid="0061bd51" style:font-size-asian="12.5pt" style:font-size-complex="12.5pt"/>
    </style:style>
    <style:style style:name="P29" style:family="paragraph" style:parent-style-name="Table_20_Contents">
      <style:text-properties fo:font-size="12.5pt" officeooo:rsid="0058d5fe" officeooo:paragraph-rsid="0058d5fe" style:font-size-asian="12.5pt" style:font-size-complex="12.5pt"/>
    </style:style>
    <style:style style:name="P30" style:family="paragraph" style:parent-style-name="Table_20_Contents">
      <style:text-properties fo:font-size="12.5pt" officeooo:rsid="005b8218" officeooo:paragraph-rsid="005b8218" style:font-size-asian="12.5pt" style:font-size-complex="12.5pt"/>
    </style:style>
    <style:style style:name="P31" style:family="paragraph" style:parent-style-name="Table_20_Contents">
      <style:text-properties fo:font-size="12.5pt" officeooo:rsid="00642e76" officeooo:paragraph-rsid="00642e76" style:font-size-asian="12.5pt" style:font-size-complex="12.5pt"/>
    </style:style>
    <style:style style:name="P32" style:family="paragraph" style:parent-style-name="Table_20_Contents">
      <style:text-properties fo:font-size="12.5pt" officeooo:rsid="0095f06e" officeooo:paragraph-rsid="0095f06e" style:font-size-asian="12.5pt" style:font-size-complex="12.5pt"/>
    </style:style>
    <style:style style:name="P33" style:family="paragraph" style:parent-style-name="Table_20_Contents">
      <style:text-properties fo:font-size="12.5pt" officeooo:rsid="00996209" officeooo:paragraph-rsid="00996209" style:font-size-asian="12.5pt" style:font-size-complex="12.5pt"/>
    </style:style>
    <style:style style:name="P34" style:family="paragraph" style:parent-style-name="Table_20_Contents">
      <style:text-properties fo:font-size="12.5pt" officeooo:rsid="009a8735" officeooo:paragraph-rsid="009a8735" style:font-size-asian="12.5pt" style:font-size-complex="12.5pt"/>
    </style:style>
    <style:style style:name="P35" style:family="paragraph" style:parent-style-name="Table_20_Contents">
      <style:text-properties fo:font-size="12.5pt" officeooo:rsid="009c2f22" officeooo:paragraph-rsid="009c2f22" style:font-size-asian="12.5pt" style:font-size-complex="12.5pt"/>
    </style:style>
    <style:style style:name="P36" style:family="paragraph" style:parent-style-name="Table_20_Contents">
      <style:text-properties fo:font-size="12.5pt" officeooo:rsid="00332c6b" officeooo:paragraph-rsid="00332c6b" style:font-size-asian="12.5pt" style:font-size-complex="12.5pt"/>
    </style:style>
    <style:style style:name="P37" style:family="paragraph" style:parent-style-name="Table_20_Contents">
      <style:text-properties fo:font-size="12.5pt" officeooo:rsid="0017416d" officeooo:paragraph-rsid="00af2604" style:font-size-asian="12.5pt" style:font-size-complex="12.5pt"/>
    </style:style>
    <style:style style:name="P38" style:family="paragraph" style:parent-style-name="Table_20_Contents">
      <style:text-properties fo:font-size="12.5pt" officeooo:rsid="0017416d" officeooo:paragraph-rsid="00f4ae70" style:font-size-asian="12.5pt" style:font-size-complex="12.5pt"/>
    </style:style>
    <style:style style:name="P39" style:family="paragraph" style:parent-style-name="Table_20_Contents">
      <style:text-properties fo:font-size="12.5pt" officeooo:rsid="00ac0ddb" officeooo:paragraph-rsid="00ac0ddb" style:font-size-asian="12.5pt" style:font-size-complex="12.5pt"/>
    </style:style>
    <style:style style:name="P40" style:family="paragraph" style:parent-style-name="Table_20_Contents">
      <style:text-properties fo:font-size="12.5pt" officeooo:rsid="00ac6f23" officeooo:paragraph-rsid="00ac6f23" style:font-size-asian="12.5pt" style:font-size-complex="12.5pt"/>
    </style:style>
    <style:style style:name="P41" style:family="paragraph" style:parent-style-name="Table_20_Contents">
      <style:text-properties fo:font-size="12.5pt" officeooo:rsid="00af76d5" officeooo:paragraph-rsid="00af76d5" style:font-size-asian="12.5pt" style:font-size-complex="12.5pt"/>
    </style:style>
    <style:style style:name="P42" style:family="paragraph" style:parent-style-name="Table_20_Contents">
      <style:text-properties fo:font-size="12.5pt" officeooo:rsid="00af76d5" officeooo:paragraph-rsid="00b30831" style:font-size-asian="12.5pt" style:font-size-complex="12.5pt"/>
    </style:style>
    <style:style style:name="P43" style:family="paragraph" style:parent-style-name="Table_20_Contents">
      <style:text-properties fo:font-size="12.5pt" officeooo:rsid="00af7ca6" officeooo:paragraph-rsid="00af7ca6" style:font-size-asian="12.5pt" style:font-size-complex="12.5pt"/>
    </style:style>
    <style:style style:name="P44" style:family="paragraph" style:parent-style-name="Table_20_Contents">
      <style:text-properties fo:font-size="12.5pt" officeooo:rsid="00b11822" officeooo:paragraph-rsid="00b11822" style:font-size-asian="12.5pt" style:font-size-complex="12.5pt"/>
    </style:style>
    <style:style style:name="P45" style:family="paragraph" style:parent-style-name="Table_20_Contents">
      <style:text-properties fo:font-size="12.5pt" officeooo:rsid="00b918ed" officeooo:paragraph-rsid="00b918ed" style:font-size-asian="12.5pt" style:font-size-complex="12.5pt"/>
    </style:style>
    <style:style style:name="P46" style:family="paragraph" style:parent-style-name="Table_20_Contents">
      <style:text-properties fo:font-size="12.5pt" officeooo:rsid="00c096a3" officeooo:paragraph-rsid="00c096a3" style:font-size-asian="12.5pt" style:font-size-complex="12.5pt"/>
    </style:style>
    <style:style style:name="P47" style:family="paragraph" style:parent-style-name="Table_20_Contents">
      <style:text-properties fo:font-size="12.5pt" officeooo:rsid="00c096a3" officeooo:paragraph-rsid="00fc2509" style:font-size-asian="12.5pt" style:font-size-complex="12.5pt"/>
    </style:style>
    <style:style style:name="P48" style:family="paragraph" style:parent-style-name="Table_20_Contents">
      <style:text-properties fo:font-size="12.5pt" officeooo:rsid="00c8720c" officeooo:paragraph-rsid="00c8720c" style:font-size-asian="12.5pt" style:font-size-complex="12.5pt"/>
    </style:style>
    <style:style style:name="P49" style:family="paragraph" style:parent-style-name="Table_20_Contents">
      <style:text-properties fo:font-size="12.5pt" officeooo:rsid="00c92d72" officeooo:paragraph-rsid="00c92d72" style:font-size-asian="12.5pt" style:font-size-complex="12.5pt"/>
    </style:style>
    <style:style style:name="P50" style:family="paragraph" style:parent-style-name="Table_20_Contents">
      <style:text-properties fo:font-size="12.5pt" officeooo:rsid="00c92d72" officeooo:paragraph-rsid="00dfcaa1" style:font-size-asian="12.5pt" style:font-size-complex="12.5pt"/>
    </style:style>
    <style:style style:name="P51" style:family="paragraph" style:parent-style-name="Table_20_Contents">
      <style:text-properties fo:font-size="12.5pt" officeooo:rsid="00cb441f" officeooo:paragraph-rsid="00cb441f" style:font-size-asian="12.5pt" style:font-size-complex="12.5pt"/>
    </style:style>
    <style:style style:name="P52" style:family="paragraph" style:parent-style-name="Table_20_Contents">
      <style:text-properties fo:font-size="12.5pt" officeooo:rsid="00d2bef8" officeooo:paragraph-rsid="00d2bef8" style:font-size-asian="12.5pt" style:font-size-complex="12.5pt"/>
    </style:style>
    <style:style style:name="P53" style:family="paragraph" style:parent-style-name="Table_20_Contents">
      <style:text-properties fo:font-size="12.5pt" officeooo:rsid="00c92a8e" officeooo:paragraph-rsid="00eb00e7" style:font-size-asian="12.5pt" style:font-size-complex="12.5pt"/>
    </style:style>
    <style:style style:name="P54" style:family="paragraph" style:parent-style-name="Table_20_Contents">
      <style:text-properties fo:font-size="12.5pt" officeooo:rsid="00dfa73b" officeooo:paragraph-rsid="00dfa73b" style:font-size-asian="12.5pt" style:font-size-complex="12.5pt"/>
    </style:style>
    <style:style style:name="P55" style:family="paragraph" style:parent-style-name="Table_20_Contents">
      <style:text-properties fo:font-size="12.5pt" officeooo:rsid="00dfcaa1" officeooo:paragraph-rsid="00dfcaa1" style:font-size-asian="12.5pt" style:font-size-complex="12.5pt"/>
    </style:style>
    <style:style style:name="P56" style:family="paragraph" style:parent-style-name="Table_20_Contents">
      <style:text-properties fo:font-size="12.5pt" officeooo:rsid="00e3af65" officeooo:paragraph-rsid="00e3af65" style:font-size-asian="12.5pt" style:font-size-complex="12.5pt"/>
    </style:style>
    <style:style style:name="P57" style:family="paragraph" style:parent-style-name="Table_20_Contents">
      <style:text-properties fo:font-size="12.5pt" officeooo:rsid="00f3dad7" officeooo:paragraph-rsid="00f3dad7" style:font-size-asian="12.5pt" style:font-size-complex="12.5pt"/>
    </style:style>
    <style:style style:name="P58" style:family="paragraph" style:parent-style-name="Table_20_Contents">
      <style:text-properties fo:font-size="12.5pt" officeooo:rsid="00f7e82c" officeooo:paragraph-rsid="00f7e82c" style:font-size-asian="12.5pt" style:font-size-complex="12.5pt"/>
    </style:style>
    <style:style style:name="P59" style:family="paragraph" style:parent-style-name="Table_20_Contents">
      <style:text-properties fo:font-size="12.5pt" officeooo:rsid="00bf221f" officeooo:paragraph-rsid="00fc2509" style:font-size-asian="12.5pt" style:font-size-complex="12.5pt"/>
    </style:style>
    <style:style style:name="P60" style:family="paragraph" style:parent-style-name="Table_20_Contents">
      <style:text-properties fo:font-size="12.5pt" officeooo:rsid="00fc7f5c" officeooo:paragraph-rsid="00fc7f5c" style:font-size-asian="12.5pt" style:font-size-complex="12.5pt"/>
    </style:style>
    <style:style style:name="P61" style:family="paragraph" style:parent-style-name="Table_20_Contents">
      <style:text-properties fo:font-size="12.5pt" officeooo:rsid="00fecc79" officeooo:paragraph-rsid="00fecc79" style:font-size-asian="12.5pt" style:font-size-complex="12.5pt"/>
    </style:style>
    <style:style style:name="P62" style:family="paragraph" style:parent-style-name="Table_20_Contents">
      <style:text-properties fo:font-size="12.5pt" officeooo:rsid="0100bf5c" officeooo:paragraph-rsid="0100bf5c" style:font-size-asian="12.5pt" style:font-size-complex="12.5pt"/>
    </style:style>
    <style:style style:name="P63" style:family="paragraph" style:parent-style-name="Table_20_Contents">
      <style:text-properties fo:font-size="12.5pt" officeooo:rsid="010a8972" officeooo:paragraph-rsid="010a8972" style:font-size-asian="12.5pt" style:font-size-complex="12.5pt"/>
    </style:style>
    <style:style style:name="P64" style:family="paragraph" style:parent-style-name="Table_20_Contents">
      <style:text-properties fo:font-size="12pt" style:font-size-asian="12pt" style:font-size-complex="12pt"/>
    </style:style>
    <style:style style:name="P65" style:family="paragraph" style:parent-style-name="Table_20_Contents">
      <style:text-properties fo:font-size="12pt" officeooo:rsid="0018f84e" officeooo:paragraph-rsid="006db350" style:font-size-asian="12pt" style:font-size-complex="12pt"/>
    </style:style>
    <style:style style:name="P66" style:family="paragraph" style:parent-style-name="Table_20_Contents">
      <style:text-properties fo:font-size="12pt" officeooo:rsid="002054b4" officeooo:paragraph-rsid="006ec82a" style:font-size-asian="12pt" style:font-size-complex="12pt"/>
    </style:style>
    <style:style style:name="P67" style:family="paragraph" style:parent-style-name="Table_20_Contents">
      <style:text-properties fo:font-size="12pt" officeooo:rsid="002054b4" officeooo:paragraph-rsid="0073aa96" style:font-size-asian="12pt" style:font-size-complex="12pt"/>
    </style:style>
    <style:style style:name="P68" style:family="paragraph" style:parent-style-name="Table_20_Contents">
      <style:text-properties fo:font-size="12pt" officeooo:rsid="00136385" officeooo:paragraph-rsid="0036aed9" style:font-size-asian="12pt" style:font-size-complex="12pt"/>
    </style:style>
    <style:style style:name="P69" style:family="paragraph" style:parent-style-name="Table_20_Contents">
      <style:text-properties fo:font-size="12pt" officeooo:rsid="005b8218" officeooo:paragraph-rsid="0059ed73" style:font-size-asian="12pt" style:font-size-complex="12pt"/>
    </style:style>
    <style:style style:name="P70" style:family="paragraph" style:parent-style-name="Table_20_Contents">
      <style:text-properties fo:font-size="12pt" officeooo:rsid="005b8218" officeooo:paragraph-rsid="00c6449b" style:font-size-asian="12pt" style:font-size-complex="12pt"/>
    </style:style>
    <style:style style:name="P71" style:family="paragraph" style:parent-style-name="Table_20_Contents">
      <style:text-properties fo:font-size="12pt" officeooo:rsid="005b8218" officeooo:paragraph-rsid="00cdcaa7" style:font-size-asian="12pt" style:font-size-complex="12pt"/>
    </style:style>
    <style:style style:name="P72" style:family="paragraph" style:parent-style-name="Table_20_Contents">
      <style:text-properties fo:font-size="12pt" officeooo:rsid="0058d5fe" officeooo:paragraph-rsid="0059ed73" style:font-size-asian="12pt" style:font-size-complex="12pt"/>
    </style:style>
    <style:style style:name="P73" style:family="paragraph" style:parent-style-name="Table_20_Contents">
      <style:text-properties fo:font-size="12pt" officeooo:rsid="0058d5fe" officeooo:paragraph-rsid="00cc5a1d" style:font-size-asian="12pt" style:font-size-complex="12pt"/>
    </style:style>
    <style:style style:name="P74" style:family="paragraph" style:parent-style-name="Table_20_Contents">
      <style:text-properties fo:font-size="12pt" officeooo:rsid="0058d5fe" officeooo:paragraph-rsid="00cdcaa7" style:font-size-asian="12pt" style:font-size-complex="12pt"/>
    </style:style>
    <style:style style:name="P75" style:family="paragraph" style:parent-style-name="Table_20_Contents">
      <style:text-properties fo:font-size="12pt" officeooo:rsid="005d3c93" officeooo:paragraph-rsid="005d3c93" style:font-size-asian="12pt" style:font-size-complex="12pt"/>
    </style:style>
    <style:style style:name="P76" style:family="paragraph" style:parent-style-name="Table_20_Contents">
      <style:text-properties fo:font-size="12pt" officeooo:rsid="0019b578" officeooo:paragraph-rsid="005eaafb" style:font-size-asian="12pt" style:font-size-complex="12pt"/>
    </style:style>
    <style:style style:name="P77" style:family="paragraph" style:parent-style-name="Table_20_Contents">
      <style:text-properties fo:font-size="12pt" officeooo:rsid="00642e76" officeooo:paragraph-rsid="005ae4aa" style:font-size-asian="12pt" style:font-size-complex="12pt"/>
    </style:style>
    <style:style style:name="P78" style:family="paragraph" style:parent-style-name="Table_20_Contents">
      <style:text-properties fo:font-size="12pt" officeooo:rsid="006b2fba" officeooo:paragraph-rsid="005b6b0c" style:font-size-asian="12pt" style:font-size-complex="12pt"/>
    </style:style>
    <style:style style:name="P79" style:family="paragraph" style:parent-style-name="Table_20_Contents">
      <style:text-properties fo:font-size="12pt" officeooo:rsid="00668ae7" officeooo:paragraph-rsid="006db350" style:font-size-asian="12pt" style:font-size-complex="12pt"/>
    </style:style>
    <style:style style:name="P80" style:family="paragraph" style:parent-style-name="Table_20_Contents">
      <style:text-properties fo:font-size="12pt" officeooo:rsid="001eb1c3" officeooo:paragraph-rsid="00808a61" style:font-size-asian="12pt" style:font-size-complex="12pt"/>
    </style:style>
    <style:style style:name="P81" style:family="paragraph" style:parent-style-name="Table_20_Contents">
      <style:text-properties fo:font-size="12pt" officeooo:rsid="001eb1c3" officeooo:paragraph-rsid="008282b7" style:font-size-asian="12pt" style:font-size-complex="12pt"/>
    </style:style>
    <style:style style:name="P82" style:family="paragraph" style:parent-style-name="Table_20_Contents">
      <style:text-properties fo:font-size="12pt" officeooo:rsid="00332c6b" officeooo:paragraph-rsid="00808a61" style:font-size-asian="12pt" style:font-size-complex="12pt"/>
    </style:style>
    <style:style style:name="P83" style:family="paragraph" style:parent-style-name="Table_20_Contents">
      <style:text-properties fo:font-size="12pt" fo:font-weight="normal" officeooo:rsid="0013e2e4" officeooo:paragraph-rsid="0039c7b4" style:font-size-asian="12pt" style:font-weight-asian="normal" style:font-size-complex="12pt" style:font-weight-complex="normal"/>
    </style:style>
    <style:style style:name="P84" style:family="paragraph" style:parent-style-name="Table_20_Contents">
      <style:text-properties fo:font-size="12pt" fo:font-weight="normal" officeooo:rsid="0013e2e4" officeooo:paragraph-rsid="003f6610" style:font-size-asian="12pt" style:font-weight-asian="normal" style:font-size-complex="12pt" style:font-weight-complex="normal"/>
    </style:style>
    <style:style style:name="P85" style:family="paragraph" style:parent-style-name="Table_20_Contents">
      <style:text-properties fo:font-size="12pt" fo:font-weight="normal" officeooo:rsid="003f6610" officeooo:paragraph-rsid="003f6610" style:font-size-asian="12pt" style:font-weight-asian="normal" style:font-size-complex="12pt" style:font-weight-complex="normal"/>
    </style:style>
    <style:style style:name="P86" style:family="paragraph" style:parent-style-name="Table_20_Contents">
      <style:text-properties fo:font-size="12pt" fo:font-weight="normal" officeooo:rsid="00451978" officeooo:paragraph-rsid="00451978" style:font-size-asian="12pt" style:font-weight-asian="normal" style:font-size-complex="12pt" style:font-weight-complex="normal"/>
    </style:style>
    <style:style style:name="P87" style:family="paragraph" style:parent-style-name="Table_20_Contents">
      <style:text-properties fo:font-size="12pt" fo:font-weight="normal" officeooo:rsid="0015a901" officeooo:paragraph-rsid="00476ee9" style:font-size-asian="12pt" style:font-weight-asian="normal" style:font-size-complex="12pt" style:font-weight-complex="normal"/>
    </style:style>
    <style:style style:name="P88" style:family="paragraph" style:parent-style-name="Table_20_Contents">
      <style:text-properties fo:font-size="12pt" fo:font-weight="normal" officeooo:rsid="001b01de" officeooo:paragraph-rsid="004eb037" style:font-size-asian="12pt" style:font-weight-asian="normal" style:font-size-complex="12pt" style:font-weight-complex="normal"/>
    </style:style>
    <style:style style:name="P89" style:family="paragraph" style:parent-style-name="Table_20_Contents">
      <style:text-properties officeooo:paragraph-rsid="00642e76"/>
    </style:style>
    <style:style style:name="P90" style:family="paragraph" style:parent-style-name="Table_20_Contents">
      <style:text-properties officeooo:paragraph-rsid="005ae4aa"/>
    </style:style>
    <style:style style:name="P91" style:family="paragraph" style:parent-style-name="Table_20_Contents">
      <style:text-properties officeooo:paragraph-rsid="006db350"/>
    </style:style>
    <style:style style:name="P92" style:family="paragraph" style:parent-style-name="Table_20_Contents">
      <style:text-properties fo:font-size="13pt" style:text-underline-style="solid" style:text-underline-width="auto" style:text-underline-color="font-color" fo:font-weight="bold" officeooo:rsid="0017416d" officeooo:paragraph-rsid="004f8455" style:font-size-asian="13pt" style:font-weight-asian="bold" style:font-size-complex="13pt" style:font-weight-complex="bold"/>
    </style:style>
    <style:style style:name="P93" style:family="paragraph" style:parent-style-name="Table_20_Contents">
      <style:text-properties fo:font-size="13pt" officeooo:rsid="004f8455" officeooo:paragraph-rsid="004f8455" style:font-size-asian="13pt" style:font-size-complex="13pt"/>
    </style:style>
    <style:style style:name="P94" style:family="paragraph" style:parent-style-name="Table_20_Contents">
      <style:text-properties officeooo:paragraph-rsid="0070ba11"/>
    </style:style>
    <style:style style:name="P95" style:family="paragraph" style:parent-style-name="Table_20_Contents">
      <style:text-properties officeooo:paragraph-rsid="005eaafb"/>
    </style:style>
    <style:style style:name="P96" style:family="paragraph" style:parent-style-name="Table_20_Contents">
      <style:text-properties officeooo:paragraph-rsid="005d3c93"/>
    </style:style>
    <style:style style:name="P97" style:family="paragraph" style:parent-style-name="Table_20_Contents">
      <style:text-properties officeooo:paragraph-rsid="00431c2b"/>
    </style:style>
    <style:style style:name="P98" style:family="paragraph" style:parent-style-name="Table_20_Contents">
      <style:text-properties officeooo:paragraph-rsid="00808a61"/>
    </style:style>
    <style:style style:name="P99" style:family="paragraph" style:parent-style-name="Standard">
      <style:text-properties officeooo:rsid="002f7d7f" officeooo:paragraph-rsid="00be319e"/>
    </style:style>
    <style:style style:name="P100" style:family="paragraph" style:parent-style-name="Standard">
      <style:text-properties officeooo:rsid="00332c6b" officeooo:paragraph-rsid="00be319e"/>
    </style:style>
    <style:style style:name="P101" style:family="paragraph" style:parent-style-name="Standard">
      <style:text-properties officeooo:paragraph-rsid="00d163ba"/>
    </style:style>
    <style:style style:name="P102" style:family="paragraph" style:parent-style-name="Table_20_Contents">
      <style:text-properties officeooo:paragraph-rsid="00d163ba"/>
    </style:style>
    <style:style style:name="P103" style:family="paragraph" style:parent-style-name="Table_20_Contents">
      <style:text-properties officeooo:paragraph-rsid="00c6449b"/>
    </style:style>
    <style:style style:name="P10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da2f1" officeooo:paragraph-rsid="002da2f1" style:font-weight-asian="bold" style:font-weight-complex="bold"/>
    </style:style>
    <style:style style:name="P105" style:family="paragraph" style:parent-style-name="Table_20_Contents">
      <style:text-properties fo:font-size="12.5pt" officeooo:rsid="010f4559" officeooo:paragraph-rsid="010f4559" style:font-size-asian="12.5pt" style:font-size-complex="12.5pt"/>
    </style:style>
    <style:style style:name="P106" style:family="paragraph" style:parent-style-name="Table_20_Contents">
      <style:text-properties fo:font-size="12.5pt" officeooo:rsid="010f4559" officeooo:paragraph-rsid="0111fa88" style:font-size-asian="12.5pt" style:font-size-complex="12.5pt"/>
    </style:style>
    <style:style style:name="P107" style:family="paragraph" style:parent-style-name="Table_20_Contents">
      <style:text-properties fo:font-size="12.5pt" officeooo:rsid="0111fa88" officeooo:paragraph-rsid="0111fa88" style:font-size-asian="12.5pt" style:font-size-complex="12.5pt"/>
    </style:style>
    <style:style style:name="P108" style:family="paragraph" style:parent-style-name="Table_20_Contents">
      <style:text-properties fo:font-size="12.5pt" officeooo:rsid="009c2f22" officeooo:paragraph-rsid="009c2f22" style:font-size-asian="12.5pt" style:font-size-complex="12.5pt"/>
    </style:style>
    <style:style style:name="P109" style:family="paragraph" style:parent-style-name="Table_20_Contents">
      <style:text-properties fo:font-size="12.5pt" officeooo:rsid="01121b33" officeooo:paragraph-rsid="01121b33" style:font-size-asian="12.5pt" style:font-size-complex="12.5pt"/>
    </style:style>
    <style:style style:name="P110" style:family="paragraph" style:parent-style-name="Text_20_body">
      <style:paragraph-properties fo:text-align="center" style:justify-single-word="false"/>
      <style:text-properties officeooo:rsid="002a1166" officeooo:paragraph-rsid="01148081"/>
    </style:style>
    <style:style style:name="P111" style:family="paragraph" style:parent-style-name="Text_20_body">
      <style:paragraph-properties fo:text-align="center" style:justify-single-word="false"/>
      <style:text-properties style:text-underline-style="none" fo:font-weight="normal" officeooo:rsid="002a1166" officeooo:paragraph-rsid="011793be" style:font-weight-asian="normal" style:font-weight-complex="normal"/>
    </style:style>
    <style:style style:name="T1" style:family="text">
      <style:text-properties officeooo:rsid="00136385"/>
    </style:style>
    <style:style style:name="T2" style:family="text">
      <style:text-properties officeooo:rsid="0013e2e4"/>
    </style:style>
    <style:style style:name="T3" style:family="text">
      <style:text-properties officeooo:rsid="0015db5c"/>
    </style:style>
    <style:style style:name="T4" style:family="text">
      <style:text-properties officeooo:rsid="001816d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e2e4" style:font-weight-asian="bold" style:font-weight-complex="bold"/>
    </style:style>
    <style:style style:name="T7" style:family="text">
      <style:text-properties fo:font-weight="bold" officeooo:rsid="0056db3a" style:font-weight-asian="bold" style:font-weight-complex="bold"/>
    </style:style>
    <style:style style:name="T8" style:family="text">
      <style:text-properties fo:font-weight="bold" officeooo:rsid="00c45850" style:font-weight-asian="bold" style:font-weight-complex="bold"/>
    </style:style>
    <style:style style:name="T9" style:family="text">
      <style:text-properties officeooo:rsid="0019b578"/>
    </style:style>
    <style:style style:name="T10" style:family="text">
      <style:text-properties officeooo:rsid="001b01de"/>
    </style:style>
    <style:style style:name="T11" style:family="text">
      <style:text-properties fo:font-size="12pt" fo:font-weight="bold" officeooo:rsid="00431c2b" style:font-size-asian="12pt" style:font-weight-asian="bold" style:font-size-complex="12pt" style:font-weight-complex="bold"/>
    </style:style>
    <style:style style:name="T1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3" style:family="text">
      <style:text-properties fo:font-size="12pt" style:text-underline-style="solid" style:text-underline-width="auto" style:text-underline-color="font-color" fo:font-weight="bold" officeooo:rsid="00431c2b" style:font-size-asian="12pt" style:font-weight-asian="bold" style:font-size-complex="12pt" style:font-weight-complex="bold"/>
    </style:style>
    <style:style style:name="T14" style:family="text">
      <style:text-properties fo:font-size="12pt" style:text-underline-style="solid" style:text-underline-width="auto" style:text-underline-color="font-color" fo:font-weight="bold" officeooo:rsid="0058d5fe" style:font-size-asian="12pt" style:font-weight-asian="bold" style:font-size-complex="12pt" style:font-weight-complex="bold"/>
    </style:style>
    <style:style style:name="T15" style:family="text">
      <style:text-properties fo:font-size="12pt" style:text-underline-style="solid" style:text-underline-width="auto" style:text-underline-color="font-color" fo:font-weight="bold" officeooo:rsid="001816de" style:font-size-asian="12pt" style:font-weight-asian="bold" style:font-size-complex="12pt" style:font-weight-complex="bold"/>
    </style:style>
    <style:style style:name="T16" style:family="text">
      <style:text-properties fo:font-size="12pt" style:text-underline-style="solid" style:text-underline-width="auto" style:text-underline-color="font-color" fo:font-weight="bold" officeooo:rsid="0019b578" style:font-size-asian="12pt" style:font-weight-asian="bold" style:font-size-complex="12pt" style:font-weight-complex="bold"/>
    </style:style>
    <style:style style:name="T17" style:family="text">
      <style:text-properties fo:font-size="12pt" style:text-underline-style="solid" style:text-underline-width="auto" style:text-underline-color="font-color" fo:font-weight="bold" officeooo:rsid="0018f84e" style:font-size-asian="12pt" style:font-weight-asian="bold" style:font-size-complex="12pt" style:font-weight-complex="bold"/>
    </style:style>
    <style:style style:name="T18" style:family="text">
      <style:text-properties fo:font-size="12pt" style:text-underline-style="solid" style:text-underline-width="auto" style:text-underline-color="font-color" fo:font-weight="bold" officeooo:rsid="0017416d" style:font-size-asian="12pt" style:font-weight-asian="bold" style:font-size-complex="12pt" style:font-weight-complex="bold"/>
    </style:style>
    <style:style style:name="T19" style:family="text">
      <style:text-properties fo:font-size="12pt" style:text-underline-style="solid" style:text-underline-width="auto" style:text-underline-color="font-color" fo:font-weight="bold" officeooo:rsid="0017af5b" style:font-size-asian="12pt" style:font-weight-asian="bold" style:font-size-complex="12pt" style:font-weight-complex="bold"/>
    </style:style>
    <style:style style:name="T20" style:family="text">
      <style:text-properties fo:font-size="12pt" style:text-underline-style="solid" style:text-underline-width="auto" style:text-underline-color="font-color" fo:font-weight="bold" officeooo:rsid="002054b4" style:font-size-asian="12pt" style:font-weight-asian="bold" style:font-size-complex="12pt" style:font-weight-complex="bold"/>
    </style:style>
    <style:style style:name="T21" style:family="text">
      <style:text-properties fo:font-size="12pt" style:text-underline-style="solid" style:text-underline-width="auto" style:text-underline-color="font-color" fo:font-weight="bold" officeooo:rsid="001b01de" style:font-size-asian="12pt" style:font-weight-asian="bold" style:font-size-complex="12pt" style:font-weight-complex="bold"/>
    </style:style>
    <style:style style:name="T22" style:family="text">
      <style:text-properties fo:font-size="12pt" style:text-underline-style="solid" style:text-underline-width="auto" style:text-underline-color="font-color" fo:font-weight="bold" officeooo:rsid="00bf221f" style:font-size-asian="12pt" style:font-weight-asian="bold" style:font-size-complex="12pt" style:font-weight-complex="bold"/>
    </style:style>
    <style:style style:name="T23" style:family="text">
      <style:text-properties fo:font-size="12pt" style:text-underline-style="solid" style:text-underline-width="auto" style:text-underline-color="font-color" fo:font-weight="bold" officeooo:rsid="00c4b32a" style:font-size-asian="12pt" style:font-weight-asian="bold" style:font-size-complex="12pt" style:font-weight-complex="bold"/>
    </style:style>
    <style:style style:name="T24" style:family="text">
      <style:text-properties fo:font-size="12pt" style:text-underline-style="solid" style:text-underline-width="auto" style:text-underline-color="font-color" fo:font-weight="bold" officeooo:rsid="00d163ba" style:font-size-asian="12pt" style:font-weight-asian="bold" style:font-size-complex="12pt" style:font-weight-complex="bold"/>
    </style:style>
    <style:style style:name="T25" style:family="text">
      <style:text-properties fo:font-size="12pt" fo:font-weight="normal" officeooo:rsid="00431c2b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34d42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51978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c2f383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c45850" style:font-size-asian="12pt" style:font-weight-asian="normal" style:font-size-complex="12pt" style:font-weight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1816de" style:font-size-asian="12pt" style:font-size-complex="12pt"/>
    </style:style>
    <style:style style:name="T32" style:family="text">
      <style:text-properties fo:font-size="12pt" officeooo:rsid="005b8218" style:font-size-asian="12pt" style:font-size-complex="12pt"/>
    </style:style>
    <style:style style:name="T33" style:family="text">
      <style:text-properties fo:font-size="12pt" officeooo:rsid="005d3c93" style:font-size-asian="12pt" style:font-size-complex="12pt"/>
    </style:style>
    <style:style style:name="T34" style:family="text">
      <style:text-properties fo:font-size="12pt" officeooo:rsid="0019b578" style:font-size-asian="12pt" style:font-size-complex="12pt"/>
    </style:style>
    <style:style style:name="T35" style:family="text">
      <style:text-properties fo:font-size="12pt" officeooo:rsid="005eaafb" style:font-size-asian="12pt" style:font-size-complex="12pt"/>
    </style:style>
    <style:style style:name="T36" style:family="text">
      <style:text-properties fo:font-size="12pt" officeooo:rsid="0061bd51" style:font-size-asian="12pt" style:font-size-complex="12pt"/>
    </style:style>
    <style:style style:name="T37" style:family="text">
      <style:text-properties fo:font-size="12pt" officeooo:rsid="0018f84e" style:font-size-asian="12pt" style:font-size-complex="12pt"/>
    </style:style>
    <style:style style:name="T38" style:family="text">
      <style:text-properties fo:font-size="12pt" officeooo:rsid="0017af5b" style:font-size-asian="12pt" style:font-size-complex="12pt"/>
    </style:style>
    <style:style style:name="T39" style:family="text">
      <style:text-properties fo:font-size="12pt" officeooo:rsid="00642e76" style:font-size-asian="12pt" style:font-size-complex="12pt"/>
    </style:style>
    <style:style style:name="T40" style:family="text">
      <style:text-properties fo:font-size="12pt" officeooo:rsid="0067b54d" style:font-size-asian="12pt" style:font-size-complex="12pt"/>
    </style:style>
    <style:style style:name="T41" style:family="text">
      <style:text-properties fo:font-size="12pt" officeooo:rsid="00668ae7" style:font-size-asian="12pt" style:font-size-complex="12pt"/>
    </style:style>
    <style:style style:name="T42" style:family="text">
      <style:text-properties fo:font-size="12pt" officeooo:rsid="006b2fba" style:font-size-asian="12pt" style:font-size-complex="12pt"/>
    </style:style>
    <style:style style:name="T43" style:family="text">
      <style:text-properties fo:font-size="12pt" officeooo:rsid="002054b4" style:font-size-asian="12pt" style:font-size-complex="12pt"/>
    </style:style>
    <style:style style:name="T44" style:family="text">
      <style:text-properties fo:font-size="12pt" officeooo:rsid="006db350" style:font-size-asian="12pt" style:font-size-complex="12pt"/>
    </style:style>
    <style:style style:name="T45" style:family="text">
      <style:text-properties fo:font-size="12pt" officeooo:rsid="001b01de" style:font-size-asian="12pt" style:font-size-complex="12pt"/>
    </style:style>
    <style:style style:name="T46" style:family="text">
      <style:text-properties fo:font-size="12pt" officeooo:rsid="006ec82a" style:font-size-asian="12pt" style:font-size-complex="12pt"/>
    </style:style>
    <style:style style:name="T47" style:family="text">
      <style:text-properties fo:font-size="12pt" officeooo:rsid="0070ba11" style:font-size-asian="12pt" style:font-size-complex="12pt"/>
    </style:style>
    <style:style style:name="T48" style:family="text">
      <style:text-properties fo:font-size="12pt" officeooo:rsid="00c6449b" style:font-size-asian="12pt" style:font-size-complex="12pt"/>
    </style:style>
    <style:style style:name="T49" style:family="text">
      <style:text-properties fo:font-size="12pt" officeooo:rsid="00cc5a1d" style:font-size-asian="12pt" style:font-size-complex="12pt"/>
    </style:style>
    <style:style style:name="T50" style:family="text">
      <style:text-properties fo:font-size="12pt" officeooo:rsid="00cc70b4" style:font-size-asian="12pt" style:font-size-complex="12pt"/>
    </style:style>
    <style:style style:name="T51" style:family="text">
      <style:text-properties fo:font-size="12pt" officeooo:rsid="00d163ba" style:font-size-asian="12pt" style:font-size-complex="12pt"/>
    </style:style>
    <style:style style:name="T52" style:family="text">
      <style:text-properties fo:font-size="12pt" officeooo:rsid="00d29111" style:font-size-asian="12pt" style:font-size-complex="12pt"/>
    </style:style>
    <style:style style:name="T53" style:family="text">
      <style:text-properties officeooo:rsid="0027a66e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style:text-underline-style="solid" style:text-underline-width="auto" style:text-underline-color="font-color" fo:font-weight="bold" officeooo:rsid="0031349a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36aed9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13e2e4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39c7b4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15db5c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592d97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027a66e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33a8d4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officeooo:rsid="002cc2b1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a10c1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5b8218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cc5a1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cf79d2" style:font-weight-asian="bold" style:font-weight-complex="bold"/>
    </style:style>
    <style:style style:name="T68" style:family="text">
      <style:text-properties officeooo:rsid="002eb3d2"/>
    </style:style>
    <style:style style:name="T69" style:family="text">
      <style:text-properties officeooo:rsid="002f5068"/>
    </style:style>
    <style:style style:name="T70" style:family="text">
      <style:text-properties officeooo:rsid="0031349a"/>
    </style:style>
    <style:style style:name="T71" style:family="text">
      <style:text-properties officeooo:rsid="0031c3d8"/>
    </style:style>
    <style:style style:name="T72" style:family="text">
      <style:text-properties officeooo:rsid="0033a8d4"/>
    </style:style>
    <style:style style:name="T73" style:family="text">
      <style:text-properties officeooo:rsid="0036aed9"/>
    </style:style>
    <style:style style:name="T74" style:family="text">
      <style:text-properties officeooo:rsid="0038652f"/>
    </style:style>
    <style:style style:name="T75" style:family="text">
      <style:text-properties officeooo:rsid="0038657f"/>
    </style:style>
    <style:style style:name="T76" style:family="text">
      <style:text-properties officeooo:rsid="0039c7b4"/>
    </style:style>
    <style:style style:name="T77" style:family="text">
      <style:text-properties officeooo:rsid="0039ce2e"/>
    </style:style>
    <style:style style:name="T78" style:family="text">
      <style:text-properties officeooo:rsid="003b08d9"/>
    </style:style>
    <style:style style:name="T79" style:family="text">
      <style:text-properties officeooo:rsid="003c83bd"/>
    </style:style>
    <style:style style:name="T80" style:family="text">
      <style:text-properties officeooo:rsid="003c96ef"/>
    </style:style>
    <style:style style:name="T81" style:family="text">
      <style:text-properties officeooo:rsid="003e6a63"/>
    </style:style>
    <style:style style:name="T82" style:family="text">
      <style:text-properties officeooo:rsid="003f6610"/>
    </style:style>
    <style:style style:name="T83" style:family="text">
      <style:text-properties officeooo:rsid="0040df06"/>
    </style:style>
    <style:style style:name="T84" style:family="text">
      <style:text-properties officeooo:rsid="00412a56"/>
    </style:style>
    <style:style style:name="T85" style:family="text">
      <style:text-properties officeooo:rsid="004718dc"/>
    </style:style>
    <style:style style:name="T86" style:family="text">
      <style:text-properties officeooo:rsid="00476ee9"/>
    </style:style>
    <style:style style:name="T87" style:family="text">
      <style:text-properties officeooo:rsid="00483c59"/>
    </style:style>
    <style:style style:name="T88" style:family="text">
      <style:text-properties officeooo:rsid="004a2ce3"/>
    </style:style>
    <style:style style:name="T89" style:family="text">
      <style:text-properties officeooo:rsid="004aa901"/>
    </style:style>
    <style:style style:name="T90" style:family="text">
      <style:text-properties officeooo:rsid="004c3ae4"/>
    </style:style>
    <style:style style:name="T91" style:family="text">
      <style:text-properties officeooo:rsid="004eb037"/>
    </style:style>
    <style:style style:name="T92" style:family="text">
      <style:text-properties officeooo:rsid="0056db3a"/>
    </style:style>
    <style:style style:name="T93" style:family="text">
      <style:text-properties officeooo:rsid="005b8218"/>
    </style:style>
    <style:style style:name="T94" style:family="text">
      <style:text-properties officeooo:rsid="005d3c93"/>
    </style:style>
    <style:style style:name="T95" style:family="text">
      <style:text-properties officeooo:rsid="00642e76"/>
    </style:style>
    <style:style style:name="T96" style:family="text">
      <style:text-properties fo:font-size="12.5pt" officeooo:rsid="00642e76" style:font-size-asian="12.5pt" style:font-size-complex="12.5pt"/>
    </style:style>
    <style:style style:name="T97" style:family="text">
      <style:text-properties officeooo:rsid="00668ae7"/>
    </style:style>
    <style:style style:name="T98" style:family="text">
      <style:text-properties style:text-underline-style="none"/>
    </style:style>
    <style:style style:name="T99" style:family="text">
      <style:text-properties style:text-underline-style="none" fo:font-weight="bold" style:font-weight-asian="bold" style:font-weight-complex="bold"/>
    </style:style>
    <style:style style:name="T100" style:family="text">
      <style:text-properties style:text-underline-style="none" officeooo:rsid="00825fbd"/>
    </style:style>
    <style:style style:name="T101" style:family="text">
      <style:text-properties style:text-underline-style="none" officeooo:rsid="008282b7"/>
    </style:style>
    <style:style style:name="T102" style:family="text">
      <style:text-properties style:text-underline-style="none" officeooo:rsid="00841b37"/>
    </style:style>
    <style:style style:name="T103" style:family="text">
      <style:text-properties officeooo:rsid="006db350"/>
    </style:style>
    <style:style style:name="T104" style:family="text">
      <style:text-properties officeooo:rsid="006ec82a"/>
    </style:style>
    <style:style style:name="T105" style:family="text">
      <style:text-properties officeooo:rsid="0070ba11"/>
    </style:style>
    <style:style style:name="T106" style:family="text">
      <style:text-properties officeooo:rsid="00808a61"/>
    </style:style>
    <style:style style:name="T107" style:family="text">
      <style:text-properties officeooo:rsid="00825fbd"/>
    </style:style>
    <style:style style:name="T108" style:family="text">
      <style:text-properties officeooo:rsid="00841b37"/>
    </style:style>
    <style:style style:name="T109" style:family="text">
      <style:text-properties officeooo:rsid="009a8735"/>
    </style:style>
    <style:style style:name="T110" style:family="text">
      <style:text-properties officeooo:rsid="009e30e1"/>
    </style:style>
    <style:style style:name="T111" style:family="text">
      <style:text-properties fo:font-size="14pt" style:text-underline-style="solid" style:text-underline-width="auto" style:text-underline-color="font-color" fo:font-weight="bold" officeooo:rsid="00a10c1d" style:font-size-asian="14pt" style:font-weight-asian="bold" style:font-size-complex="14pt" style:font-weight-complex="bold"/>
    </style:style>
    <style:style style:name="T112" style:family="text">
      <style:text-properties officeooo:rsid="00a3602c"/>
    </style:style>
    <style:style style:name="T113" style:family="text">
      <style:text-properties officeooo:rsid="00a37068"/>
    </style:style>
    <style:style style:name="T114" style:family="text">
      <style:text-properties officeooo:rsid="00a45a1c"/>
    </style:style>
    <style:style style:name="T115" style:family="text">
      <style:text-properties officeooo:rsid="00a610c7"/>
    </style:style>
    <style:style style:name="T116" style:family="text">
      <style:text-properties officeooo:rsid="00a910c3"/>
    </style:style>
    <style:style style:name="T117" style:family="text">
      <style:text-properties officeooo:rsid="00aa1617"/>
    </style:style>
    <style:style style:name="T118" style:family="text">
      <style:text-properties officeooo:rsid="00af2604"/>
    </style:style>
    <style:style style:name="T119" style:family="text">
      <style:text-properties officeooo:rsid="00b30831"/>
    </style:style>
    <style:style style:name="T120" style:family="text">
      <style:text-properties officeooo:rsid="00b4c106"/>
    </style:style>
    <style:style style:name="T121" style:family="text">
      <style:text-properties officeooo:rsid="00bd2ae0"/>
    </style:style>
    <style:style style:name="T122" style:family="text">
      <style:text-properties officeooo:rsid="00be319e"/>
    </style:style>
    <style:style style:name="T123" style:family="text">
      <style:text-properties officeooo:rsid="00c096a3"/>
    </style:style>
    <style:style style:name="T124" style:family="text">
      <style:text-properties officeooo:rsid="00c397c6"/>
    </style:style>
    <style:style style:name="T125" style:family="text">
      <style:text-properties officeooo:rsid="00c45850"/>
    </style:style>
    <style:style style:name="T126" style:family="text">
      <style:text-properties officeooo:rsid="00c4b32a"/>
    </style:style>
    <style:style style:name="T127" style:family="text">
      <style:text-properties fo:color="#000000" loext:opacity="100%" style:font-name="Liberation Serif" fo:font-size="12pt" fo:font-weight="normal" officeooo:rsid="00105167" style:font-size-asian="12pt" style:font-weight-asian="normal" style:font-size-complex="12pt" style:font-weight-complex="normal"/>
    </style:style>
    <style:style style:name="T128" style:family="text">
      <style:text-properties fo:color="#000000" loext:opacity="100%" style:font-name="Liberation Serif" fo:font-size="12pt" fo:font-weight="normal" officeooo:rsid="0011b799" style:font-size-asian="12pt" style:font-weight-asian="normal" style:font-size-complex="12pt" style:font-weight-complex="normal"/>
    </style:style>
    <style:style style:name="T129" style:family="text">
      <style:text-properties fo:color="#000000" loext:opacity="100%" style:font-name="Liberation Serif" fo:font-size="12pt" fo:font-weight="normal" officeooo:rsid="00c6449b" style:font-size-asian="12pt" style:font-weight-asian="normal" style:font-size-complex="12pt" style:font-weight-complex="normal"/>
    </style:style>
    <style:style style:name="T130" style:family="text">
      <style:text-properties officeooo:rsid="00c6f983"/>
    </style:style>
    <style:style style:name="T131" style:family="text">
      <style:text-properties officeooo:rsid="00ca0810"/>
    </style:style>
    <style:style style:name="T132" style:family="text">
      <style:text-properties officeooo:rsid="00cc5a1d"/>
    </style:style>
    <style:style style:name="T133" style:family="text">
      <style:text-properties officeooo:rsid="00cc70b4"/>
    </style:style>
    <style:style style:name="T134" style:family="text">
      <style:text-properties officeooo:rsid="00cf79d2"/>
    </style:style>
    <style:style style:name="T135" style:family="text">
      <style:text-properties officeooo:rsid="00d163ba"/>
    </style:style>
    <style:style style:name="T136" style:family="text">
      <style:text-properties officeooo:rsid="00d29111"/>
    </style:style>
    <style:style style:name="T137" style:family="text">
      <style:text-properties officeooo:rsid="00d2bef8"/>
    </style:style>
    <style:style style:name="T138" style:family="text">
      <style:text-properties officeooo:rsid="00d49de5"/>
    </style:style>
    <style:style style:name="T139" style:family="text">
      <style:text-properties officeooo:rsid="00e90a5c"/>
    </style:style>
    <style:style style:name="T140" style:family="text">
      <style:text-properties officeooo:rsid="00c8720c"/>
    </style:style>
    <style:style style:name="T141" style:family="text">
      <style:text-properties officeooo:rsid="00f094ae"/>
    </style:style>
    <style:style style:name="T142" style:family="text">
      <style:text-properties officeooo:rsid="00f4ae70"/>
    </style:style>
    <style:style style:name="T143" style:family="text">
      <style:text-properties officeooo:rsid="00f6983f"/>
    </style:style>
    <style:style style:name="T144" style:family="text">
      <style:text-properties officeooo:rsid="00f91519"/>
    </style:style>
    <style:style style:name="T145" style:family="text">
      <style:text-properties officeooo:rsid="00fc7f5c"/>
    </style:style>
    <style:style style:name="T146" style:family="text">
      <style:text-properties officeooo:rsid="00fecc79"/>
    </style:style>
    <style:style style:name="T147" style:family="text">
      <style:text-properties officeooo:rsid="0102b34b"/>
    </style:style>
    <style:style style:name="T148" style:family="text">
      <style:text-properties officeooo:rsid="0111fa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0"><text:span text:style-name="T54">TABLEAU DES FONCTIONNALITÉS </text:span><text:span text:style-name="T64">DE</text:span><text:span text:style-name="T111"> </text:span><text:a xlink:type="simple" xlink:href="mailto:VivExpa@t" text:style-name="Internet_20_link" text:visited-style-name="Visited_20_Internet_20_Link"><text:span text:style-name="T111">VivExpa@t</text:span></text:a><text:span text:style-name="T63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En tant que <text:span text:style-name="T110">Utilisateur</text:span><text:span text:style-name="T1">:</text:span></text:p>
            <text:p text:style-name="P7">(Citoyens <text:s/>Français <text:s/>ou Étranger ayant la culture française)</text:p>
          </table:table-cell>
          <table:table-cell table:style-name="Tableau1.A1" office:value-type="string">
            <text:p text:style-name="P6">En tant que Expatrié : (Étudiant<text:span text:style-name="T1">s/</text:span><text:span text:style-name="T69">Élèves</text:span> ou Travailleur<text:span text:style-name="T1">s</text:span> )</text:p>
          </table:table-cell>
          <table:table-cell table:style-name="Tableau1.C1" office:value-type="string">
            <text:p text:style-name="P6">En tant que Administrateur :</text:p>
            <text:p text:style-name="P7">(Créateur du sites)</text:p>
          </table:table-cell>
        </table:table-row>
        <table:table-row table:style-name="Tableau1.1">
          <table:table-cell table:style-name="Tableau1.A2" office:value-type="string">
            <text:p text:style-name="P9">S’inscrire sur le site</text:p>
          </table:table-cell>
          <table:table-cell table:style-name="Tableau1.A2" office:value-type="string">
            <text:p text:style-name="P9">S’inscrire sur le site</text:p>
          </table:table-cell>
          <table:table-cell table:style-name="Tableau1.C2" office:value-type="string">
            <text:p text:style-name="P18">Produire un site sécurisé et un site de qualité</text:p>
          </table:table-cell>
        </table:table-row>
        <table:table-row table:style-name="Tableau1.1">
          <table:table-cell table:style-name="Tableau1.A2" office:value-type="string">
            <text:p text:style-name="P9">Se connecter sur le site</text:p>
          </table:table-cell>
          <table:table-cell table:style-name="Tableau1.A2" office:value-type="string">
            <text:p text:style-name="P9">Se connecter sur le site</text:p>
          </table:table-cell>
          <table:table-cell table:style-name="Tableau1.C2" office:value-type="string">
            <text:p text:style-name="P18">Faire la promotion de mon site</text:p>
          </table:table-cell>
        </table:table-row>
        <table:table-row table:style-name="Tableau1.1">
          <table:table-cell table:style-name="Tableau1.A2" office:value-type="string">
            <text:p text:style-name="P9">Modifier son mot de passe <text:s/></text:p>
          </table:table-cell>
          <table:table-cell table:style-name="Tableau1.A2" office:value-type="string">
            <text:p text:style-name="P9">Modifier son mot de passe</text:p>
          </table:table-cell>
          <table:table-cell table:style-name="Tableau1.C2" office:value-type="string">
            <text:p text:style-name="P18">V<text:span text:style-name="T141">eu</text:span>illez <text:span text:style-name="T53">à </text:span>la mise à jour régulière des fonctionnalités du site</text:p>
          </table:table-cell>
        </table:table-row>
        <table:table-row table:style-name="Tableau1.1">
          <table:table-cell table:style-name="Tableau1.A2" office:value-type="string">
            <text:p text:style-name="P9">Possibilité d’avoir accès <text:span text:style-name="T2">à un </text:span><text:span text:style-name="T80">espace de</text:span><text:span text:style-name="T2"> discussion privée avec d’autre utilisateur du site</text:span></text:p>
          </table:table-cell>
          <table:table-cell table:style-name="Tableau1.A2" office:value-type="string">
            <text:p text:style-name="P9">Possibilité d’avoir accès <text:span text:style-name="T2">à un </text:span><text:span text:style-name="T80">espace de </text:span><text:span text:style-name="T2">discussion privée avec d’autre utilisateur du site</text:span></text:p>
          </table:table-cell>
          <table:table-cell table:style-name="Tableau1.C2" office:value-type="string">
            <text:p text:style-name="P36">Améliorer l’expérience uti<text:span text:style-name="T72">li</text:span>sateur</text:p>
          </table:table-cell>
        </table:table-row>
        <table:table-row table:style-name="Tableau1.1">
          <table:table-cell table:style-name="Tableau1.A2" office:value-type="string">
            <text:p text:style-name="P63">Modifier son message </text:p>
          </table:table-cell>
          <table:table-cell table:style-name="Tableau1.A2" office:value-type="string">
            <text:p text:style-name="P63">Modifier son message </text:p>
          </table:table-cell>
          <table:table-cell table:style-name="Tableau1.C2" office:value-type="string">
            <text:p text:style-name="P18">Supprimer un compte</text:p>
          </table:table-cell>
        </table:table-row>
        <table:table-row table:style-name="Tableau1.1">
          <table:table-cell table:style-name="Tableau1.A2" office:value-type="string">
            <text:p text:style-name="P63">Supprimer son message</text:p>
          </table:table-cell>
          <table:table-cell table:style-name="Tableau1.A2" office:value-type="string">
            <text:p text:style-name="P63">Supprimer son message</text:p>
          </table:table-cell>
          <table:table-cell table:style-name="Tableau1.C2" office:value-type="string">
            <text:p text:style-name="P18"/>
          </table:table-cell>
        </table:table-row>
        <table:table-row table:style-name="Tableau1.1">
          <table:table-cell table:style-name="Tableau1.A2" office:value-type="string">
            <text:p text:style-name="P43">Envoi de photo pendant la discussion</text:p>
          </table:table-cell>
          <table:table-cell table:style-name="Tableau1.A2" office:value-type="string">
            <text:p text:style-name="P43">Envoi de photo pendant la discussion</text:p>
          </table:table-cell>
          <table:table-cell table:style-name="Tableau1.C2" office:value-type="string">
            <text:p text:style-name="P32">Établir un guide d’utilisation du site</text:p>
          </table:table-cell>
        </table:table-row>
        <table:table-row table:style-name="Tableau1.1">
          <table:table-cell table:style-name="Tableau1.A2" office:value-type="string">
            <text:p text:style-name="P43">Envoi de vidéo pendant la discussion</text:p>
          </table:table-cell>
          <table:table-cell table:style-name="Tableau1.A2" office:value-type="string">
            <text:p text:style-name="P43">Envoi de vidéo pendant la discussion</text:p>
          </table:table-cell>
          <table:table-cell table:style-name="Tableau1.C2" office:value-type="string">
            <text:p text:style-name="P35">Supprimer le contenu d’un post malveillant ou inapproprié</text:p>
          </table:table-cell>
        </table:table-row>
        <table:table-row table:style-name="Tableau1.1">
          <table:table-cell table:style-name="Tableau1.A2" office:value-type="string">
            <text:p text:style-name="P43">Envoi de fichier pendant la discussion</text:p>
          </table:table-cell>
          <table:table-cell table:style-name="Tableau1.A2" office:value-type="string">
            <text:p text:style-name="P43">Envoi de fichier pendant la discussion</text:p>
          </table:table-cell>
          <table:table-cell table:style-name="Tableau1.C2" office:value-type="string">
            <text:p text:style-name="P52">Vérifier le profil de chaque utilisateur(expat et résident)</text:p>
          </table:table-cell>
        </table:table-row>
        <table:table-row table:style-name="Tableau1.1">
          <table:table-cell table:style-name="Tableau1.A2" office:value-type="string">
            <text:p text:style-name="P44">Proposer des sondages</text:p>
          </table:table-cell>
          <table:table-cell table:style-name="Tableau1.A2" office:value-type="string">
            <text:p text:style-name="P44">Proposer des sondages</text:p>
          </table:table-cell>
          <table:table-cell table:style-name="Tableau1.C2" office:value-type="string">
            <text:p text:style-name="P52"/>
          </table:table-cell>
        </table:table-row>
        <table:table-row table:style-name="Tableau1.1">
          <table:table-cell table:style-name="Tableau1.A2" office:value-type="string">
            <text:p text:style-name="P10"><text:span text:style-name="T79">Être invité </text:span><text:span text:style-name="T81">ou retiré </text:span><text:span text:style-name="T2">à un un forum de discussion </text:span><text:span text:style-name="T81">par le admin</text:span></text:p>
          </table:table-cell>
          <table:table-cell table:style-name="Tableau1.A2" office:value-type="string">
            <text:p text:style-name="P15"><text:span text:style-name="T79">Être invité</text:span> <text:span text:style-name="T81">ou retiré </text:span>à un forum de discussion <text:span text:style-name="T81">par le admin</text:span></text:p>
          </table:table-cell>
          <table:table-cell table:style-name="Tableau1.C2" office:value-type="string">
            <text:p text:style-name="P32"/>
          </table:table-cell>
        </table:table-row>
        <table:table-row table:style-name="Tableau1.1">
          <table:table-cell table:style-name="Tableau1.A2" office:value-type="string">
            <text:p text:style-name="P11">Se retirer d’un forum de discussion</text:p>
          </table:table-cell>
          <table:table-cell table:style-name="Tableau1.A2" office:value-type="string">
            <text:p text:style-name="P11">Se retirer d’un forum de discussion</text:p>
          </table:table-cell>
          <table:table-cell table:style-name="Tableau1.C2" office:value-type="string">
            <text:p text:style-name="P35"/>
          </table:table-cell>
        </table:table-row>
        <table:table-row table:style-name="Tableau1.1">
          <table:table-cell table:style-name="Tableau1.A2" office:value-type="string">
            <text:p text:style-name="P109">Supprimer son forum de discussion</text:p>
          </table:table-cell>
          <table:table-cell table:style-name="Tableau1.A2" office:value-type="string">
            <text:p text:style-name="P109">Supprimer son forum de discussion</text:p>
          </table:table-cell>
          <table:table-cell table:style-name="Tableau1.C2" office:value-type="string">
            <text:p text:style-name="P35"/>
          </table:table-cell>
        </table:table-row>
        <table:table-row table:style-name="Tableau1.1">
          <table:table-cell table:style-name="Tableau1.A2" office:value-type="string">
            <text:p text:style-name="P12"><text:span text:style-name="T109">Accepter de p</text:span>arrainer un Expatrié</text:p>
          </table:table-cell>
          <table:table-cell table:style-name="Tableau1.A2" office:value-type="string">
            <text:p text:style-name="P16">Demander un parrainage</text:p>
          </table:table-cell>
          <table:table-cell table:style-name="Tableau1.C2" office:value-type="string">
            <text:p text:style-name="P52"/>
          </table:table-cell>
        </table:table-row>
        <table:table-row table:style-name="Tableau1.1">
          <table:table-cell table:style-name="Tableau1.A2" office:value-type="string">
            <text:p text:style-name="P13"><text:span text:style-name="T109">Refuser de p</text:span>arrainer un Expatrié</text:p>
          </table:table-cell>
          <table:table-cell table:style-name="Tableau1.A2" office:value-type="string">
            <text:p text:style-name="P34">Supprimer sa demande de parrainag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2">Planifier des <text:span text:style-name="T3">activités </text:span><text:span text:style-name="T9">avec </text:span><text:span text:style-name="T112">d’autre utilisateur (expatrié ou non)</text:span></text:p>
          </table:table-cell>
          <table:table-cell table:style-name="Tableau1.A2" office:value-type="string">
            <text:p text:style-name="P14">Planifier des <text:span text:style-name="T3">activités </text:span><text:span text:style-name="T9">avec </text:span><text:span text:style-name="T112">d’autre utilisateur (expatrié ou non)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7">Voir la liste des activités planifiées (le sien et autres)</text:p>
          </table:table-cell>
          <table:table-cell table:style-name="Tableau1.A2" office:value-type="string">
            <text:p text:style-name="P57">Voir la liste des activités planifiées (le sien et autres)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6"><text:span text:style-name="T123">S’inscrire</text:span> dans une activité planifié<text:span text:style-name="T116">e</text:span> par <text:span text:style-name="T113">un </text:span><text:span text:style-name="T117">autre </text:span><text:span text:style-name="T113">utilisateur</text:span></text:p>
          </table:table-cell>
          <table:table-cell table:style-name="Tableau1.A2" office:value-type="string">
            <text:p text:style-name="P17"><text:span text:style-name="T123">S’inscrire</text:span> dans une activité planifié<text:span text:style-name="T116">e</text:span> par <text:span text:style-name="T113">un </text:span><text:span text:style-name="T117">autre </text:span><text:span text:style-name="T113">utilisateur</text:span></text:p>
          </table:table-cell>
          <table:table-cell table:style-name="Tableau1.C2" office:value-type="string">
            <text:p text:style-name="P8"/>
          </table:table-cell>
        </table:table-row>
        <text:soft-page-break/>
        <table:table-row table:style-name="Tableau1.1">
          <table:table-cell table:style-name="Tableau1.A2" office:value-type="string">
            <text:p text:style-name="P59">Voir le nombre d’inscrire à une activité</text:p>
          </table:table-cell>
          <table:table-cell table:style-name="Tableau1.A2" office:value-type="string">
            <text:p text:style-name="P59">Voir le nombre d’inscrire à une activité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47">Annuler son inscription à une activité</text:p>
          </table:table-cell>
          <table:table-cell table:style-name="Tableau1.A2" office:value-type="string">
            <text:p text:style-name="P46">Annuler son inscription à une activité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6">Supprimer <text:span text:style-name="T145">son</text:span> activité planifiée</text:p>
          </table:table-cell>
          <table:table-cell table:style-name="Tableau1.A2" office:value-type="string">
            <text:p text:style-name="P56">Supprimer <text:span text:style-name="T145">son</text:span> activité planifié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6">Modifier <text:span text:style-name="T145">son</text:span> activité planifiée</text:p>
          </table:table-cell>
          <table:table-cell table:style-name="Tableau1.A2" office:value-type="string">
            <text:p text:style-name="P56">Modifier <text:span text:style-name="T145">son</text:span> activité planifié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24">
          <table:table-cell table:style-name="Tableau1.A2" office:value-type="string">
            <text:p text:style-name="P19">Effectuer des recherches par mot-clé</text:p>
          </table:table-cell>
          <table:table-cell table:style-name="Tableau1.A2" office:value-type="string">
            <text:p text:style-name="P19">Effectuer des recherches par mot-clé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1">Faire des post sur s<text:span text:style-name="T4">e site</text:span></text:p>
          </table:table-cell>
          <table:table-cell table:style-name="Tableau1.A2" office:value-type="string">
            <text:p text:style-name="P21">Faire des post sur s<text:span text:style-name="T4">e site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2">Voir les différends post</text:p>
          </table:table-cell>
          <table:table-cell table:style-name="Tableau1.A2" office:value-type="string">
            <text:p text:style-name="P22">Voir les différends post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2">Modifier son post</text:p>
          </table:table-cell>
          <table:table-cell table:style-name="Tableau1.A2" office:value-type="string">
            <text:p text:style-name="P22">Modifier son post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2">Supprimer son post</text:p>
          </table:table-cell>
          <table:table-cell table:style-name="Tableau1.A2" office:value-type="string">
            <text:p text:style-name="P22">Supprimer son post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45">Partager un post</text:p>
          </table:table-cell>
          <table:table-cell table:style-name="Tableau1.A2" office:value-type="string">
            <text:p text:style-name="P45">Partager un post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4">Liker ou non un post</text:p>
          </table:table-cell>
          <table:table-cell table:style-name="Tableau1.A2" office:value-type="string">
            <text:p text:style-name="P24">Liker ou non un post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5"><text:span text:style-name="T4">Commenter </text:span><text:span text:style-name="T143">un</text:span><text:span text:style-name="T4"> post</text:span></text:p>
          </table:table-cell>
          <table:table-cell table:style-name="Tableau1.A2" office:value-type="string">
            <text:p text:style-name="P25"><text:span text:style-name="T4">Commenter </text:span><text:span text:style-name="T143">un</text:span><text:span text:style-name="T4"> post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7">Voir les commentaires</text:p>
          </table:table-cell>
          <table:table-cell table:style-name="Tableau1.A2" office:value-type="string">
            <text:p text:style-name="P27">Voir les commentaires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2">Modifier son commentaire</text:p>
          </table:table-cell>
          <table:table-cell table:style-name="Tableau1.A2" office:value-type="string">
            <text:p text:style-name="P22">Modifier son commentair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2">Supprimer son commentaire</text:p>
          </table:table-cell>
          <table:table-cell table:style-name="Tableau1.A2" office:value-type="string">
            <text:p text:style-name="P22">Supprimer son commentair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7">S<text:span text:style-name="T118">uivre </text:span><text:span text:style-name="T142">ou s’abonner à</text:span><text:span text:style-name="T118"> un</text:span> autre utilisateur</text:p>
          </table:table-cell>
          <table:table-cell table:style-name="Tableau1.A2" office:value-type="string">
            <text:p text:style-name="P38">S<text:span text:style-name="T118">uivre </text:span><text:span text:style-name="T142">ou s’abonner à</text:span><text:span text:style-name="T118"> un</text:span> autre utilisateur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2">Voir la liste des abonnées</text:p>
          </table:table-cell>
          <table:table-cell table:style-name="Tableau1.A2" office:value-type="string">
            <text:p text:style-name="P22">Voir la liste des abonnées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2"><text:span text:style-name="T115">Voir les propositions de </text:span>Sugg<text:span text:style-name="T115">estion d’autre utilisateurs</text:span></text:p>
          </table:table-cell>
          <table:table-cell table:style-name="Tableau1.A2" office:value-type="string">
            <text:p text:style-name="P23"><text:span text:style-name="T115">Voir les propositions de </text:span>Sugg<text:span text:style-name="T115">estion d’autre utilisateurs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22">Voir l<text:span text:style-name="T10">a liste des filleuls</text:span></text:p>
          </table:table-cell>
          <table:table-cell table:style-name="Tableau1.A2" office:value-type="string">
            <text:p text:style-name="P26">Voir la liste des parrains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6">Noter son ou ses filleuls</text:p>
          </table:table-cell>
          <table:table-cell table:style-name="Tableau1.A2" office:value-type="string">
            <text:p text:style-name="P26">Noter son ou ses parrains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2">Avoir accès à un guide d’utilisation du site</text:p>
          </table:table-cell>
          <table:table-cell table:style-name="Tableau1.A2" office:value-type="string">
            <text:p text:style-name="P32">Avoir accès à un guide d’utilisation du sit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3">Bloquer un <text:span text:style-name="T142">utilisateur</text:span></text:p>
          </table:table-cell>
          <table:table-cell table:style-name="Tableau1.A2" office:value-type="string">
            <text:p text:style-name="P33">Bloquer un <text:span text:style-name="T142">utilisateur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9">Modifier son <text:span text:style-name="T114">profil</text:span></text:p>
          </table:table-cell>
          <table:table-cell table:style-name="Tableau1.A2" office:value-type="string">
            <text:p text:style-name="P9">Modifier son <text:span text:style-name="T114">profil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39">Poster un produit(vêtement, chaussure, etc..) destinée aux expatrié</text:p>
          </table:table-cell>
          <table:table-cell table:style-name="Tableau1.A2" office:value-type="string">
            <text:p text:style-name="P40"><text:span text:style-name="T118">Acheter ou prendre gratuitement</text:span> un produit posté selon ses besoins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8">Demander une aide en cas d’urgence</text:p>
          </table:table-cell>
          <table:table-cell table:style-name="Tableau1.A2" office:value-type="string">
            <text:p text:style-name="P58">Demander une aide en cas d’urgenc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0">Voir la liste des demandes d’aides d’aide</text:p>
          </table:table-cell>
          <table:table-cell table:style-name="Tableau1.A2" office:value-type="string">
            <text:p text:style-name="P60">Voir la liste des demandes d’aides d’aid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8">Supprimer sa demande d’aide</text:p>
          </table:table-cell>
          <table:table-cell table:style-name="Tableau1.A2" office:value-type="string">
            <text:p text:style-name="P58">Supprimer sa demande d’aid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8">Modifier sa demande d’aide</text:p>
          </table:table-cell>
          <table:table-cell table:style-name="Tableau1.A2" office:value-type="string">
            <text:p text:style-name="P58">Modifier sa demande d’aid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8">Répondre à une demande d’aide</text:p>
          </table:table-cell>
          <table:table-cell table:style-name="Tableau1.A2" office:value-type="string">
            <text:p text:style-name="P58">Répondre à une demande d’aid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8">Clôturer <text:span text:style-name="T144">s</text:span>a demande <text:span text:style-name="T144">d’aide</text:span></text:p>
          </table:table-cell>
          <table:table-cell table:style-name="Tableau1.A2" office:value-type="string">
            <text:p text:style-name="P58">Clôturer <text:span text:style-name="T144">s</text:span>a demande <text:span text:style-name="T144">d’aide</text:span></text:p>
          </table:table-cell>
          <table:table-cell table:style-name="Tableau1.C2" office:value-type="string">
            <text:p text:style-name="P8"/>
          </table:table-cell>
        </table:table-row>
        <text:soft-page-break/>
        <table:table-row table:style-name="Tableau1.1">
          <table:table-cell table:style-name="Tableau1.A2" office:value-type="string">
            <text:p text:style-name="P41">Partager sa position géographique</text:p>
          </table:table-cell>
          <table:table-cell table:style-name="Tableau1.A2" office:value-type="string">
            <text:p text:style-name="P42">Partager sa position géographiqu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46">Proposer son aide en cas d’urgence</text:p>
          </table:table-cell>
          <table:table-cell table:style-name="Tableau1.A2" office:value-type="string">
            <text:p text:style-name="P46">Proposer son aide en cas d’urgenc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42"><text:span text:style-name="T119">Activer les</text:span> notifications</text:p>
          </table:table-cell>
          <table:table-cell table:style-name="Tableau1.A2" office:value-type="string">
            <text:p text:style-name="P42"><text:span text:style-name="T119">Activer les</text:span> notifications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42"><text:span text:style-name="T119">Désactiver les</text:span> notifications</text:p>
          </table:table-cell>
          <table:table-cell table:style-name="Tableau1.A2" office:value-type="string">
            <text:p text:style-name="P42"><text:span text:style-name="T119">Dés</text:span><text:span text:style-name="T120">a</text:span><text:span text:style-name="T119">ctiver les</text:span> notifications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48">Publier<text:span text:style-name="T139"> </text:span>u<text:span text:style-name="T146">ne offre d’emploi</text:span></text:p>
          </table:table-cell>
          <table:table-cell table:style-name="Tableau1.A2" office:value-type="string">
            <text:p text:style-name="P53"><text:span text:style-name="T140">Publier</text:span> <text:span text:style-name="T146">une offre d’emploi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2">Modifier <text:span text:style-name="T147">son</text:span> offre d’emploi</text:p>
          </table:table-cell>
          <table:table-cell table:style-name="Tableau1.A2" office:value-type="string">
            <text:p text:style-name="P62">Modifier <text:span text:style-name="T147">son</text:span> offre d’emploi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2">Supprimer <text:span text:style-name="T147">son</text:span> offre d’emploi</text:p>
          </table:table-cell>
          <table:table-cell table:style-name="Tableau1.A2" office:value-type="string">
            <text:p text:style-name="P62">Supprimer <text:span text:style-name="T147">son</text:span> offre d’emploi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61">Voir la liste des offres d’emploi</text:p>
          </table:table-cell>
          <table:table-cell table:style-name="Tableau1.A2" office:value-type="string">
            <text:p text:style-name="P61">Voir la liste des offres d’emploi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3">Postuler à un<text:span text:style-name="T146">e offre d’emploi</text:span> </text:p>
          </table:table-cell>
          <table:table-cell table:style-name="Tableau1.A2" office:value-type="string">
            <text:p text:style-name="P53">Postuler à un<text:span text:style-name="T146">e offre d’emploi</text:span> 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49">Avoir accès à une page de dépôt d’annonce de produit(vêtement, chaussure, livre, etc ..) moins chère ou a titre gratuit destinée aux expat<text:span text:style-name="T131">s</text:span></text:p>
          </table:table-cell>
          <table:table-cell table:style-name="Tableau1.A2" office:value-type="string">
            <text:p text:style-name="P51">Acheter ou Accepter gratuitement une offre de produit publier à par un résident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4">Supprimer une annonce</text:p>
          </table:table-cell>
          <table:table-cell table:style-name="Tableau1.A2" office:value-type="string">
            <text:p text:style-name="P54">Supprimer une annonc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4">Modifier une annonce</text:p>
          </table:table-cell>
          <table:table-cell table:style-name="Tableau1.A2" office:value-type="string">
            <text:p text:style-name="P54">Modifier une annonc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1">Acheter ou Accepter gratuitement une offre de produit publier à par un résident</text:p>
          </table:table-cell>
          <table:table-cell table:style-name="Tableau1.A2" office:value-type="string">
            <text:p text:style-name="P50">Avoir accès à une page de dépôt d’annonce de produit(vêtement, chaussure, livre, etc ..) moins chère ou a titre gratuit destinée aux expat<text:span text:style-name="T131">s</text:span>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5">Écrire un article</text:p>
          </table:table-cell>
          <table:table-cell table:style-name="Tableau1.A2" office:value-type="string">
            <text:p text:style-name="P55">Écrire un articl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5">Modifier un article</text:p>
          </table:table-cell>
          <table:table-cell table:style-name="Tableau1.A2" office:value-type="string">
            <text:p text:style-name="P55">Modifier un articl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5">Supprimer un article</text:p>
          </table:table-cell>
          <table:table-cell table:style-name="Tableau1.A2" office:value-type="string">
            <text:p text:style-name="P55">Supprimer un articl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5">Poser un problème</text:p>
          </table:table-cell>
          <table:table-cell table:style-name="Tableau1.A2" office:value-type="string">
            <text:p text:style-name="P55">Poser un problèm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5">Souscrire à un abonnement</text:p>
          </table:table-cell>
          <table:table-cell table:style-name="Tableau1.A2" office:value-type="string">
            <text:p text:style-name="P55">Souscrire à un abonnement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55">Interrompre son abonnement</text:p>
          </table:table-cell>
          <table:table-cell table:style-name="Tableau1.A2" office:value-type="string">
            <text:p text:style-name="P55">Interrompre son abonnement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05">Possibilité de faire les appels <text:span text:style-name="T148">téléphonique</text:span> </text:p>
          </table:table-cell>
          <table:table-cell table:style-name="Tableau1.A2" office:value-type="string">
            <text:p text:style-name="P105">Possibilité de faire les appels 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05">Possibilité de faire les appels vidéo </text:p>
          </table:table-cell>
          <table:table-cell table:style-name="Tableau1.A2" office:value-type="string">
            <text:p text:style-name="P105">Possibilité de faire les appels vidéo 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06">Possibilité de faire les appels <text:span text:style-name="T148">téléphonique</text:span> de groupe </text:p>
          </table:table-cell>
          <table:table-cell table:style-name="Tableau1.A2" office:value-type="string">
            <text:p text:style-name="P105">Possibilité de faire les appels <text:s/>de group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05">Possibilité de faire les appels vidéo de groupe </text:p>
          </table:table-cell>
          <table:table-cell table:style-name="Tableau1.A2" office:value-type="string">
            <text:p text:style-name="P105">Possibilité de faire les appels vidéo de groupe 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07">Possibilité d’inviter les gens pendant les appels téléphonique</text:p>
          </table:table-cell>
          <table:table-cell table:style-name="Tableau1.A2" office:value-type="string">
            <text:p text:style-name="P107">Possibilité d’inviter les gens pendant les appels téléphonique</text:p>
          </table:table-cell>
          <table:table-cell table:style-name="Tableau1.C2" office:value-type="string">
            <text:p text:style-name="P8"/>
          </table:table-cell>
        </table:table-row>
        <table:table-row table:style-name="Tableau1.1">
          <table:table-cell table:style-name="Tableau1.A2" office:value-type="string">
            <text:p text:style-name="P107">Possibilité d’inviter les gens pendant les appels vidéo</text:p>
          </table:table-cell>
          <table:table-cell table:style-name="Tableau1.A2" office:value-type="string">
            <text:p text:style-name="P107">Possibilité d’inviter les gens pendant les appels vidéo</text:p>
          </table:table-cell>
          <table:table-cell table:style-name="Tableau1.C2" office:value-type="string">
            <text:p text:style-name="P8"/>
          </table:table-cell>
        </table:table-row>
      </table:table>
      <text:p text:style-name="P1"><text:soft-page-break/></text:p>
      <text:p text:style-name="P1">DÉTAILS SUR LES DIFFÉRENTES FONCTIONNALITÉS :</text:p>
      <text:p text:style-name="Standard"/>
      <text:p text:style-name="P3"><text:span text:style-name="T54">Inscription </text:span>: L’inscription d’un visiteur du site permettra <text:span text:style-name="T68">à ce dernier d’être un membre officiel du site . De plus, pendant l’inscription d</text:span><text:span text:style-name="T69">u visiteur</text:span><text:span text:style-name="T68"> , on aura des champs tels que le centre d’intérêt , la ville, le </text:span><text:span text:style-name="T121">profession</text:span><text:span text:style-name="T68">(étudiant ou travailleur), </text:span><text:span text:style-name="T69">secteur d’activité(pour travailleur), Établissement(Élève ou Étudiant),</text:span><text:span text:style-name="T68"> </text:span><text:span text:style-name="T74">origine, </text:span><text:span text:style-name="T68">et le </text:span><text:span text:style-name="T121">statut</text:span><text:span text:style-name="T68"> (</text:span><text:span text:style-name="T121">citoyen </text:span><text:span text:style-name="T68"><text:s/>ou expatrié) </text:span><text:span text:style-name="T69">qui permettront de mettre facilement en contact un </text:span><text:span text:style-name="T121">citoyen</text:span><text:span text:style-name="T69"> et un expatrié dans le meilleur délai .</text:span></text:p>
      <text:p text:style-name="P99">Ainsi avec ses données, on pourra facilement suggéré des <text:span text:style-name="T68">expatrié</text:span><text:span text:style-name="T122">s</text:span> aux <text:span text:style-name="T121">citoyen</text:span> et vice-versa.</text:p>
      <text:p text:style-name="P100">Par exemple, un <text:span text:style-name="T121">citoyen</text:span> vivant à Caen et qui aime le sport peut être suggéré à un expatrié vivant dans la même ville et ayant le même centre d’intérêt</text:p>
      <text:p text:style-name="P2"/>
      <text:p text:style-name="P4"><text:span text:style-name="T54">Connexion </text:span>: <text:span text:style-name="T70">La connexion sera autorisé seulement <text:s/>aux personnes inscrites sur le site afin de bénéficier pleinement des fonctionnalités du site. </text:span><text:span text:style-name="T134">L’</text:span><text:span text:style-name="T70"> utilisateur </text:span><text:span text:style-name="T134">doit remplir un formulaire de deux champs afin que il puisse être authentifié. Il s’agit de</text:span><text:span text:style-name="T70"> son e-mail et son mot de passe </text:span><text:span text:style-name="T134">utilisés</text:span><text:span text:style-name="T70"> lors de l’inscription sur le site. </text:span><text:span text:style-name="T134">En cas d’erreur une alerte s’affichera.</text:span></text:p>
      <text:p text:style-name="Standard"/>
      <text:p text:style-name="P101"><text:span text:style-name="T55">Modification du mot de passe </text:span><text:span text:style-name="T70">: Un utilisateur inscrit sur le site aura la possibilité de modifier son mot de passe en cas d’oubli.</text:span><text:span text:style-name="T134">Après avoir cliqué sur</text:span><text:span text:style-name="T67"> mot de passe oublié</text:span><text:span text:style-name="T134">, un formulaire apparaîtra dans lequel on lui demandera <text:s/>de saisir son e-mail,ensuite</text:span><text:span text:style-name="T70"> un code-pin sera envoyé sur sa boite mail. </text:span><text:span text:style-name="T71">Ce code-pin lui sera demandé </text:span><text:span text:style-name="T134">lors de la modification du mot de passe. Le processus de modification </text:span><text:span text:style-name="T135">consiste à remplir un formulaire </text:span><text:span text:style-name="T136">de quatre champs dans lesquels il faut saisir respectivement son </text:span><text:span text:style-name="T137">mail, le code-pin reçu , le nouveau mot de passe et la confirmation du nouveau mot de passe</text:span></text:p>
      <text:p text:style-name="P5"/>
      <text:p text:style-name="P68"><text:span text:style-name="T56">D</text:span><text:span text:style-name="T57">iscussion privée</text:span><text:span text:style-name="T6"> </text:span><text:span text:style-name="T2">: </text:span><text:span text:style-name="T73">Un utilisateur aura accès </text:span><text:span text:style-name="T75">a un espace de discussion privé avec un autre utilisateur du site qu’il soit </text:span><text:span text:style-name="T125">résident</text:span><text:span text:style-name="T75"> ou expatrié.</text:span><text:span text:style-name="T76">Ainsi,il pourra discuté avec qui il veut selon ces besoins.</text:span><text:span text:style-name="T138">La </text:span></text:p>
      <text:p text:style-name="P68"/>
      <text:p text:style-name="P83"><text:span text:style-name="T58">F</text:span><text:span text:style-name="T54">orum de discussion </text:span><text:span text:style-name="T5">: </text:span><text:span text:style-name="T76">Tous les utilisateur</text:span><text:span text:style-name="T77">s </text:span><text:span text:style-name="T78">pourront créer des forums de discussion </text:span><text:span text:style-name="T82">et invité d’autre membre du site à rejoindre le forum en fonction de leur centre d’intérêt , de leur idées, etc …</text:span></text:p>
      <text:p text:style-name="P85">L’administrateur du groupe pour<text:span text:style-name="T83">ra retirer quelqu’un qu’il a ajouté ou bien une personne ajouté au forum de discussion pourra se retirer d’elle même </text:span><text:span text:style-name="T84">en cas de besoin.</text:span></text:p>
      <text:p text:style-name="P84"/>
      <text:p text:style-name="P97"><text:span text:style-name="T13">Demander un parrainag</text:span><text:span text:style-name="T11">e</text:span><text:span text:style-name="T25"> : </text:span><text:span text:style-name="T26">Chaque expatrié pourra demander un parrainage à un </text:span><text:span text:style-name="T29">résident</text:span><text:span text:style-name="T26"> <text:s/>de sa ville en priorité, afin de pouvoir être suivi physiquement par celui-ci en cas de besoin. Cependant, la demande de pa</text:span><text:span text:style-name="T27">rrainage à un </text:span><text:span text:style-name="T28">habitant</text:span><text:span text:style-name="T27"> d’une autre ville ou d’un centre d’intérêt différend <text:s/>n’est pas exclu.</text:span></text:p>
      <text:p text:style-name="P83"/>
      <text:p text:style-name="P86"><text:span text:style-name="T54">Parrainer un expatrié</text:span> : Chaque <text:span text:style-name="T124">résident</text:span> pourra parrainer, en d’autre terme suivre un ou plusieurs expatrié(es) de près. En effet, le parrainage consiste à accepter d’être le premier interlocuteur d<text:span text:style-name="T124">e l’expat</text:span><text:span text:style-name="T85"> en cas de besoin et de l’aider à trouver une autre solution alternative en cas de non disponibilités.</text:span></text:p>
      <text:p text:style-name="P86"/>
      <text:p text:style-name="P87"><text:span text:style-name="T54">Planifier des </text:span><text:span text:style-name="T59">activités</text:span><text:span text:style-name="T3">: E</text:span><text:span text:style-name="T86">n tant que </text:span><text:span text:style-name="T125">résident</text:span><text:span text:style-name="T86">, tu dois ê</text:span><text:span text:style-name="T125">tre en mesure</text:span><text:span text:style-name="T86"> de consacrer un peu de ton temps libre au service de l’expatrié, en planifiant des activités en priorité selon les besoin de l’expatrié afin de lui faciliter ses démarches à effectuer ou de l’aider à s’épanouir dans sa nouvelle vie.</text:span><text:span text:style-name="T88">Mais les activités <text:s/>peuvent être aussi planifié en fonction des envi du </text:span><text:span text:style-name="T125">résident</text:span><text:span text:style-name="T88"> tant que l’activé en question permet de cultiver l ‘expatrié ou de l’épanouir.</text:span></text:p>
      <text:p text:style-name="P87"/>
      <text:p text:style-name="P88"><text:soft-page-break/><text:span text:style-name="T54">S’inscrire dans une activité </text:span>: <text:span text:style-name="T87">En tant que expatrié, <text:s/></text:span><text:span text:style-name="T88">tu peux accepter de t’inscrire à une activité organisée par </text:span><text:span text:style-name="T126">un résident(parrain ou non)</text:span><text:span text:style-name="T88">. Par exemple, </text:span><text:span text:style-name="T91">faire une v</text:span><text:span text:style-name="T88">isite, </text:span><text:span text:style-name="T91">faire du</text:span><text:span text:style-name="T88"> sport, <text:s/>sortie,</text:span><text:span text:style-name="T89">causerie, </text:span><text:span text:style-name="T90">fête,</text:span><text:span text:style-name="T88"> etc...</text:span></text:p>
      <text:p text:style-name="P92"/>
      <text:p text:style-name="P93"/>
      <text:p text:style-name="P20"><text:span text:style-name="T54">Effectuer des recherches </text:span><text:span text:style-name="T60">par mot-clés</text:span><text:span text:style-name="T54"> </text:span>: <text:span text:style-name="T92">Un utilisateur du site (</text:span><text:span text:style-name="T8">résident</text:span><text:span text:style-name="T7"> ou expatrié </text:span><text:span text:style-name="T92">) doit pourvoir rechercher le profil d’un ou de plusieurs autres utilisateurs inscrit sur le site selon ses </text:span><text:span text:style-name="T126">centres d’intérêt</text:span><text:span text:style-name="T92">.</text:span></text:p>
      <text:p text:style-name="P29">Par exemple, un expatrié ivoirien voudra peut être rechercher un citoyen français d’origine ivoirien</text:p>
      <text:p text:style-name="P30"/>
      <text:p text:style-name="P103"><text:span text:style-name="T14">Faire des post sur </text:span><text:span text:style-name="T23">c</text:span><text:span text:style-name="T15">e site </text:span><text:span text:style-name="T31">:</text:span><text:span text:style-name="T32">Chaque utilisateur doit pouvoir poster(partager) des messages, images ou vidéo sur le site.Cependant, ces postes doivent être de bon contenu dont le but est </text:span><text:span text:style-name="T48">d</text:span><text:span text:style-name="T127">e faciliter <text:s/></text:span><text:span text:style-name="T129">l’</text:span><text:span text:style-name="T127">intégration </text:span><text:span text:style-name="T129">des expats</text:span><text:span text:style-name="T127"> dans leur nouveau </text:span><text:span text:style-name="T128">pays d’accueil</text:span><text:span text:style-name="T32">.</text:span></text:p>
      <text:p text:style-name="P70"/>
      <text:p text:style-name="P74"><text:span text:style-name="T54">Voir les différends post</text:span> : <text:span text:style-name="T93">Chaque utilisateur du site a le droit de voir ces postes</text:span><text:span text:style-name="T94">(partages) </text:span><text:span text:style-name="T132">du plus récent au moins récents</text:span><text:span text:style-name="T93"> mais aussi </text:span><text:span text:style-name="T132">ceux</text:span><text:span text:style-name="T93"> des autres utilisateurs du site en priorité </text:span><text:span text:style-name="T130">les utilisateurs qu’il suit </text:span><text:span text:style-name="T93">.</text:span><text:span text:style-name="T133">Ces différentes publications seront affichées sur le dashboard de l’utilisateur après connexion</text:span></text:p>
      <text:p text:style-name="P71"/>
      <text:p text:style-name="P70"/>
      <text:p text:style-name="P73"><text:span text:style-name="T66">Partager</text:span><text:span text:style-name="T65"> </text:span><text:span text:style-name="T66">un</text:span><text:span text:style-name="T65"> post</text:span><text:span text:style-name="T93"> :</text:span><text:span text:style-name="T94">Chaque utilisateur </text:span><text:span text:style-name="T132">pourra partager la publication d’un autre utilisateur.</text:span><text:span text:style-name="T134">IL suffira juste de cliquer sur l’icône de partage ainsi il pourra faire bénéficier la publication à d’autre utilisateur du site .</text:span></text:p>
      <text:p text:style-name="P69"/>
      <text:p text:style-name="P72"/>
      <text:p text:style-name="P72"><text:span text:style-name="T54">Modifier son post</text:span> :<text:span text:style-name="T94">Chaque utilisateur le droit de modifier un post mais uniquement le sien et non pour les autres utilisateurs</text:span></text:p>
      <text:p text:style-name="P72"/>
      <text:p text:style-name="P96"><text:span text:style-name="T12">Supprimer son post</text:span><text:span text:style-name="T30"> :</text:span><text:span text:style-name="T33">Chaque utilisateur le droit de supprimer </text:span><text:span text:style-name="T49">son</text:span><text:span text:style-name="T33"> post mais uniquement le sien et non pour les autres utilisateurs. Après la suppression du post, lui et les autres utilisateurs ne verront plus le post afficher sur sa page </text:span></text:p>
      <text:p text:style-name="P75"/>
      <text:p text:style-name="P96"><text:span text:style-name="T16">Liker ou non un post </text:span><text:span text:style-name="T34">: </text:span><text:span text:style-name="T33">Chaque utilisateur </text:span><text:span text:style-name="T35">aura</text:span><text:span text:style-name="T33"> le droit d’aimer ou non le post d’un autre utilisateur. Ainsi, il aura la possibilité de cliquer sur un </text:span><text:span text:style-name="T49">dessin de cœur</text:span><text:span text:style-name="T33"> au cas ou il aime post et le </text:span><text:span text:style-name="T49">couleur transparente au départ</text:span><text:span text:style-name="T33"> deviendra </text:span><text:span text:style-name="T49">rose</text:span><text:span text:style-name="T33">. Il faut aussi souligner le nombre de like sera afficher juste a cote du </text:span><text:span text:style-name="T49">dessin</text:span><text:span text:style-name="T33">.Cependant tant que on n’as pas de like on verra pas de chiffre.</text:span></text:p>
      <text:p text:style-name="P75"/>
      <text:p text:style-name="P95"><text:span text:style-name="T15">Commenter </text:span><text:span text:style-name="T17">son</text:span><text:span text:style-name="T15"> post</text:span><text:span text:style-name="T31"> :</text:span><text:span text:style-name="T34"> </text:span><text:span text:style-name="T33">Chaque utilisateur </text:span><text:span text:style-name="T35">aura </text:span><text:span text:style-name="T33">le droit </text:span><text:span text:style-name="T35">de commenter </text:span><text:span text:style-name="T33">ou non le post d’un autre utilisateur </text:span><text:span text:style-name="T36">ou le sien</text:span><text:span text:style-name="T33">. Ainsi </text:span><text:span text:style-name="T36">après avoir</text:span><text:span text:style-name="T33"> cliquer sur </text:span><text:span text:style-name="T35">le mot commenter, </text:span><text:span text:style-name="T36">un champs de texte va </text:span><text:span text:style-name="T50">apparaître </text:span><text:span text:style-name="T33">.</text:span></text:p>
      <text:p text:style-name="P76"/>
      <text:p text:style-name="P28"><text:span text:style-name="T12">Voir les commentaires </text:span>: <text:span text:style-name="T95">Chaque utilisateur pourra voir son ou ses commentaire(s) et la liste des commentaires des autres utilisateurs.</text:span></text:p>
      <text:p text:style-name="P28"/>
      <text:p text:style-name="P89"><text:span text:style-name="T17">Modifier son commentaire</text:span><text:span text:style-name="T37"> : </text:span><text:span text:style-name="T96">Chaque utilisateur pourra modifier son ou ses commentaire(s) et non celui des autres.</text:span></text:p>
      <text:p text:style-name="P31"/>
      <text:p text:style-name="P89"><text:span text:style-name="T17">Supprimer son commentaire</text:span><text:span text:style-name="T37"> : </text:span><text:span text:style-name="T96">Chaque utilisateur pourra supprimer son ou ses commentaire(s) et non celui des autres.</text:span></text:p>
      <text:p text:style-name="P31"/>
      <text:p text:style-name="P90"><text:soft-page-break/><text:span text:style-name="T18">S’abonner sur la page d’un autre utilisateur</text:span><text:span text:style-name="T19">(</text:span><text:span text:style-name="T22">expatrité</text:span><text:span text:style-name="T19"> ou </text:span><text:span text:style-name="T22">non</text:span><text:span text:style-name="T19">) </text:span><text:span text:style-name="T38">: </text:span><text:span text:style-name="T39">Chaque utilisateur pourra s’abonner ou non sur la page d’un autre utilisateur.</text:span></text:p>
      <text:p text:style-name="P77"/>
      <text:p text:style-name="Table_20_Contents"><text:span text:style-name="T54">Voir la liste des abonnées </text:span>: <text:span text:style-name="T97">Chaque utilisateur pourra voir la liste des abonné</text:span><text:span text:style-name="T103">(</text:span><text:span text:style-name="T97">es</text:span><text:span text:style-name="T103">)</text:span><text:span text:style-name="T97"> a sa page.</text:span></text:p>
      <text:p text:style-name="Table_20_Contents"/>
      <text:p text:style-name="P102"><text:span text:style-name="T17">Suggérer d’</text:span><text:span text:style-name="T24">autre utilisateurs</text:span><text:span text:style-name="T17"> </text:span><text:span text:style-name="T37">: </text:span><text:span text:style-name="T40">À</text:span><text:span text:style-name="T37"> </text:span><text:span text:style-name="T41">chaque utilisateur </text:span><text:span text:style-name="T51">résident</text:span><text:span text:style-name="T41">, <text:s/></text:span><text:span text:style-name="T40">sera suggéré </text:span><text:span text:style-name="T51">en priorité</text:span><text:span text:style-name="T40"> des </text:span><text:span text:style-name="T51">expatriés</text:span><text:span text:style-name="T40"> selon les caractéristique similaire tels que les mêmes villes, les mêmes centre d’intérêts, <text:s/></text:span><text:span text:style-name="T42">les mêmes origines etc. </text:span><text:span text:style-name="T52">et vice-versa</text:span></text:p>
      <text:p text:style-name="P78"/>
      <text:p text:style-name="P91"><text:span text:style-name="T17">Suggérer des </text:span><text:span text:style-name="T20">parrains</text:span><text:span text:style-name="T43"> : </text:span><text:span text:style-name="T37"><text:s/></text:span><text:span text:style-name="T40">À</text:span><text:span text:style-name="T37"> </text:span><text:span text:style-name="T41">chaque utilisateur </text:span><text:span text:style-name="T44">expatrié</text:span><text:span text:style-name="T41">, <text:s/></text:span><text:span text:style-name="T40">sera suggéré des </text:span><text:span text:style-name="T44">bénévoles</text:span><text:span text:style-name="T40"> selon les caractéristique similaire tels que les mêmes villes, les mêmes centre d’intérêts, <text:s/></text:span><text:span text:style-name="T42">les mêmes origines etc.</text:span></text:p>
      <text:p text:style-name="P65"/>
      <text:p text:style-name="P91"><text:span text:style-name="T17">Voir l</text:span><text:span text:style-name="T21">a liste des filleuls </text:span><text:span text:style-name="T45">: <text:s/></text:span><text:span text:style-name="T41">Chaque utilisateur </text:span><text:span text:style-name="T46">bénévole </text:span><text:span text:style-name="T41">pourra voir la liste de </text:span><text:span text:style-name="T44">son ou ses</text:span><text:span text:style-name="T41"> </text:span><text:span text:style-name="T44">filleul</text:span><text:span text:style-name="T46">(e</text:span><text:span text:style-name="T41">s</text:span><text:span text:style-name="T44">)</text:span><text:span text:style-name="T41">.</text:span></text:p>
      <text:p text:style-name="P79"/>
      <text:p text:style-name="P66"><text:span text:style-name="T54">Voir la liste des parrains</text:span> : <text:span text:style-name="T97">Chaque utilisateur </text:span><text:span text:style-name="T104">expatrié</text:span><text:span text:style-name="T97"> pourra voir la liste de </text:span><text:span text:style-name="T103">son ou ses </text:span><text:span text:style-name="T104">parrains.</text:span></text:p>
      <text:p text:style-name="P66"/>
      <text:p text:style-name="P94"><text:span text:style-name="T12">Noter son ou ses filleuls </text:span><text:span text:style-name="T30">: </text:span><text:span text:style-name="T45"><text:s/></text:span><text:span text:style-name="T41">Chaque utilisateur </text:span><text:span text:style-name="T46">bénévole </text:span><text:span text:style-name="T41">pourra </text:span><text:span text:style-name="T47">donner son avis sur </text:span><text:span text:style-name="T41"><text:s/></text:span><text:span text:style-name="T44">son ou ses</text:span><text:span text:style-name="T41"> </text:span><text:span text:style-name="T44">filleul</text:span><text:span text:style-name="T46">(e</text:span><text:span text:style-name="T41">s</text:span><text:span text:style-name="T44">)</text:span><text:span text:style-name="T41">.</text:span></text:p>
      <text:p text:style-name="P64"/>
      <text:p text:style-name="P67"><text:span text:style-name="T54">Noter son ou ses parrains</text:span> : <text:span text:style-name="T97">Chaque utilisateur </text:span><text:span text:style-name="T104">expatrié</text:span><text:span text:style-name="T97"> pourra <text:s/></text:span><text:span text:style-name="T105">donner son avis sur </text:span><text:span text:style-name="T97"><text:s/></text:span><text:span text:style-name="T103">son ou ses </text:span><text:span text:style-name="T104">parrains</text:span></text:p>
      <text:p text:style-name="Standard"/>
      <text:p text:style-name="P80"><text:span text:style-name="T54">Produire un site sécurisé et un site de qualité</text:span> : <text:span text:style-name="T106">En tant que administrateur, je dois produire un site sécurisé, rapide et facile d’utilisation</text:span></text:p>
      <text:p text:style-name="P80"/>
      <text:p text:style-name="P80"><text:span text:style-name="T54">Faire la promotion de mon site</text:span> : <text:span text:style-name="T107">En tant que administrateur, je dois trouver les méthodes et moyens nécessaires pour faire la promotion du site.</text:span></text:p>
      <text:p text:style-name="P80"/>
      <text:p text:style-name="P81"><text:span text:style-name="T54">Veillez </text:span><text:span text:style-name="T61">à </text:span><text:span text:style-name="T54">la mise à jour régulière des fonctionnalités du site</text:span><text:span text:style-name="T99"> </text:span><text:span text:style-name="T98">: </text:span><text:span text:style-name="T100">En tant que administrateur, je dois </text:span><text:span text:style-name="T101">mettre à jour mon site lorsqu’il y a des changement ou ajout au niveau des fonctionnalités</text:span><text:span text:style-name="T100">.</text:span></text:p>
      <text:p text:style-name="P80"/>
      <text:p text:style-name="P82"><text:span text:style-name="T54">Améliorer l’expérience uti</text:span><text:span text:style-name="T62">li</text:span><text:span text:style-name="T54">sateur</text:span><text:span text:style-name="T99"> </text:span><text:span text:style-name="T98">: </text:span><text:span text:style-name="T101">En tant sur </text:span><text:span text:style-name="T102">administrateur, je dois tenir compte des avis utilisateurs pour améliorer mon site a fin de permettre aux utilisateurs de tirer le meilleur partie de l’utilisation du site</text:span></text:p>
      <text:p text:style-name="P82"/>
      <text:p text:style-name="P80"><text:span text:style-name="T54">Supprimer un compte</text:span> :<text:span text:style-name="T108">En tant que administrateur je peux supprimer le compte d’une personne ayant des intentions malveillantes sur le site</text:span></text:p>
      <text:p text:style-name="P98"/>
      <text:p text:style-name="P98"/>
      <text:p text:style-name="P111">ENb7unJ4EpTQcF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72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09:36:56.442573194</meta:creation-date>
    <dc:date>2023-05-05T16:46:10.090733134</dc:date>
    <meta:editing-duration>P2DT12H47M37S</meta:editing-duration>
    <meta:editing-cycles>156</meta:editing-cycles>
    <meta:generator>LibreOffice/7.3.7.2$Linux_X86_64 LibreOffice_project/30$Build-2</meta:generator>
    <meta:document-statistic meta:table-count="1" meta:image-count="0" meta:object-count="0" meta:page-count="6" meta:paragraph-count="199" meta:word-count="2180" meta:character-count="13579" meta:non-whitespace-character-count="11561"/>
  </office:meta>
</office:document-meta>
</file>